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5.667cm"/>
    </style:style>
    <style:style style:name="co3" style:family="table-column">
      <style:table-column-properties fo:break-before="auto" style:column-width="2.625cm"/>
    </style:style>
    <style:style style:name="co4" style:family="table-column">
      <style:table-column-properties fo:break-before="auto" style:column-width="1.961cm"/>
    </style:style>
    <style:style style:name="co5" style:family="table-column">
      <style:table-column-properties fo:break-before="auto" style:column-width="2.57cm"/>
    </style:style>
    <style:style style:name="co6" style:family="table-column">
      <style:table-column-properties fo:break-before="auto" style:column-width="3.37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409cm"/>
    </style:style>
    <style:style style:name="co10" style:family="table-column">
      <style:table-column-properties fo:break-before="auto" style:column-width="3.157cm"/>
    </style:style>
    <style:style style:name="co11" style:family="table-column">
      <style:table-column-properties fo:break-before="auto" style:column-width="1.774cm"/>
    </style:style>
    <style:style style:name="ro1" style:family="table-row">
      <style:table-row-properties style:row-height="0.829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PageStyle_5f_zon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0.74pt solid #666699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008080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00">
      <style:table-cell-properties style:glyph-orientation-vertical="0" fo:border-bottom="0.74pt solid #969696" fo:background-color="#ffffff" style:diagonal-bl-tr="none" style:diagonal-tl-br="none" style:text-align-source="fix" style:repeat-content="false" fo:wrap-option="no-wrap" fo:border-left="0.74pt solid #666699" style:direction="ltr" fo:padding="0.071cm" fo:border-right="0.74pt solid #666699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74pt solid #e3e3e3" fo:background-color="#ffffff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 style:data-style-name="N112">
      <style:table-cell-properties style:glyph-orientation-vertical="0" fo:background-color="#ffff66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background-color="transparent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3">
      <style:table-cell-properties style:glyph-orientation-vertical="0" fo:border-bottom="0.74pt solid #e3e3e3" fo:background-color="#ffffff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969696" style:diagonal-bl-tr="none" style:diagonal-tl-br="none" style:text-align-source="fix" style:repeat-content="false" fo:background-color="transparent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 style:data-style-name="N3">
      <style:table-cell-properties style:glyph-orientation-vertical="0" fo:background-color="#ffffff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 style:data-style-name="N3">
      <style:table-cell-properties style:glyph-orientation-vertical="0" fo:border-bottom="0.74pt solid #e3e3e3" fo:background-color="#ffffff" style:diagonal-bl-tr="none" style:diagonal-tl-br="none" style:text-align-source="fix" style:repeat-content="false" fo:wrap-option="no-wrap" fo:border-left="0.74pt solid #e3e3e3" style:direction="ltr" fo:padding="0.071cm" fo:border-right="0.74pt solid #e3e3e3" style:rotation-angle="0" style:rotation-align="none" style:shrink-to-fit="false" fo:border-top="0.74pt solid #ccccff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969696" fo:background-color="#ffff66" style:diagonal-bl-tr="none" style:diagonal-tl-br="none" style:text-align-source="fix" style:repeat-content="false" fo:wrap-option="wrap" fo:border-left="0.74pt solid #666699" style:direction="ltr" fo:padding="0.071cm" fo:border-right="0.74pt solid #666699" style:rotation-angle="0" style:rotation-align="none" style:shrink-to-fit="false" fo:border-top="0.74pt solid #666699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4">
      <style:table-cell-properties style:glyph-orientation-vertical="0" fo:background-color="#ffff66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 style:data-style-name="N2">
      <style:table-cell-properties style:glyph-orientation-vertical="0" fo:background-color="#ffff66" style:diagonal-bl-tr="none" style:diagonal-tl-br="none" style:text-align-source="fix" style:repeat-content="false" fo:wrap-option="no-wrap" fo:border="0.74pt solid #e3e3e3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969696" fo:background-color="#0066cc" style:diagonal-bl-tr="none" style:diagonal-tl-br="none" style:text-align-source="fix" style:repeat-content="false" fo:wrap-option="no-wrap" fo:border-left="0.74pt solid #666699" style:direction="ltr" fo:padding="0.071cm" fo:border-right="0.74pt solid #666699" style:rotation-angle="0" style:rotation-align="none" style:shrink-to-fit="false" fo:border-top="0.74pt solid #666699" style:vertical-align="automatic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zon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1" table:number-columns-repeated="3" table:default-cell-style-name="ce3"/>
        <table:table-column table:style-name="co6" table:number-columns-repeated="3" table:default-cell-style-name="ce3"/>
        <table:table-column table:style-name="co7" table:number-columns-repeated="4" table:default-cell-style-name="ce3"/>
        <table:table-column table:style-name="co1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6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975" table:default-cell-style-name="Default"/>
        <table:table-row table:style-name="ro1">
          <table:table-cell table:style-name="ce1" office:value-type="string" calcext:value-type="string">
            <text:p>Siren</text:p>
          </table:table-cell>
          <table:table-cell table:style-name="ce1" office:value-type="string" calcext:value-type="string">
            <text:p>nom</text:p>
          </table:table-cell>
          <table:table-cell table:style-name="ce4" office:value-type="string" calcext:value-type="string">
            <text:p>1982</text:p>
          </table:table-cell>
          <table:table-cell table:style-name="ce4" office:value-type="string" calcext:value-type="string">
            <text:p>1990</text:p>
          </table:table-cell>
          <table:table-cell table:style-name="ce4" office:value-type="string" calcext:value-type="string">
            <text:p>1999</text:p>
          </table:table-cell>
          <table:table-cell table:style-name="ce4" office:value-type="string" calcext:value-type="string">
            <text:p>2008</text:p>
          </table:table-cell>
          <table:table-cell table:style-name="ce4" office:value-type="string" calcext:value-type="string">
            <text:p>2014</text:p>
          </table:table-cell>
          <table:table-cell table:style-name="ce4" office:value-type="string" calcext:value-type="string">
            <text:p>Densité</text:p>
          </table:table-cell>
          <table:table-cell table:style-name="ce4" office:value-type="string" calcext:value-type="string">
            <text:p>Evolution_%</text:p>
          </table:table-cell>
          <table:table-cell table:style-name="ce4" office:value-type="string" calcext:value-type="string">
            <text:p>Naissances</text:p>
          </table:table-cell>
          <table:table-cell table:style-name="ce4" office:value-type="string" calcext:value-type="string">
            <text:p>Décès</text:p>
          </table:table-cell>
          <table:table-cell table:style-name="ce4" office:value-type="string" calcext:value-type="string">
            <text:p>snat</text:p>
          </table:table-cell>
          <table:table-cell table:style-name="ce4" office:value-type="string" calcext:value-type="string">
            <text:p>smig</text:p>
          </table:table-cell>
          <table:table-cell table:style-name="ce4" office:value-type="string" calcext:value-type="string">
            <text:p>tvar90</text:p>
          </table:table-cell>
          <table:table-cell table:style-name="ce4" office:value-type="string" calcext:value-type="string">
            <text:p>tvar99</text:p>
          </table:table-cell>
          <table:table-cell table:style-name="ce4" office:value-type="string" calcext:value-type="string">
            <text:p>tvar08</text:p>
          </table:table-cell>
          <table:table-cell table:style-name="ce4" office:value-type="string" calcext:value-type="string">
            <text:p>tvar</text:p>
          </table:table-cell>
          <table:table-cell table:style-name="ce4" office:value-type="string" calcext:value-type="string">
            <text:p>tvas</text:p>
          </table:table-cell>
          <table:table-cell table:style-name="ce4" office:value-type="string" calcext:value-type="string">
            <text:p>tvam</text:p>
          </table:table-cell>
          <table:table-cell table:style-name="ce8" office:value-type="string" calcext:value-type="string">
            <text:p>0_14_n</text:p>
            <text:p/>
          </table:table-cell>
          <table:table-cell table:style-name="ce8" office:value-type="string" calcext:value-type="string">
            <text:p>15_29_n</text:p>
            <text:p/>
          </table:table-cell>
          <table:table-cell table:style-name="ce8" office:value-type="string" calcext:value-type="string">
            <text:p>30_44_n</text:p>
            <text:p/>
          </table:table-cell>
          <table:table-cell table:style-name="ce8" office:value-type="string" calcext:value-type="string">
            <text:p>45_59_n</text:p>
            <text:p/>
          </table:table-cell>
          <table:table-cell table:style-name="ce8" office:value-type="string" calcext:value-type="string">
            <text:p>60_75_n</text:p>
            <text:p/>
          </table:table-cell>
          <table:table-cell table:style-name="ce11" office:value-type="string" calcext:value-type="string">
            <text:p>plus_75_n</text:p>
          </table:table-cell>
          <table:table-cell table:style-name="ce8" office:value-type="string" calcext:value-type="string">
            <text:p>0_14_m</text:p>
            <text:p/>
          </table:table-cell>
          <table:table-cell table:style-name="ce8" office:value-type="string" calcext:value-type="string">
            <text:p>15_29_m</text:p>
            <text:p/>
          </table:table-cell>
          <table:table-cell table:style-name="ce8" office:value-type="string" calcext:value-type="string">
            <text:p>30_44_m</text:p>
            <text:p/>
          </table:table-cell>
          <table:table-cell table:style-name="ce8" office:value-type="string" calcext:value-type="string">
            <text:p>45_59_m</text:p>
            <text:p/>
          </table:table-cell>
          <table:table-cell table:style-name="ce8" office:value-type="string" calcext:value-type="string">
            <text:p>60_75_m</text:p>
            <text:p/>
          </table:table-cell>
          <table:table-cell table:style-name="ce11" office:value-type="string" calcext:value-type="string">
            <text:p>plus_75_m</text:p>
          </table:table-cell>
          <table:table-cell table:style-name="ce14" table:formula="of:=&quot;p&quot; &amp; [.Z1]" office:value-type="string" office:string-value="p0_14_m&#10;" calcext:value-type="string">
            <text:p>p0_14_m</text:p>
            <text:p/>
          </table:table-cell>
          <table:table-cell table:style-name="ce14" table:formula="of:=&quot;p&quot; &amp; [.AA1]" office:value-type="string" office:string-value="p15_29_m&#10;" calcext:value-type="string">
            <text:p>p15_29_m</text:p>
            <text:p/>
          </table:table-cell>
          <table:table-cell table:style-name="ce14" table:formula="of:=&quot;p&quot; &amp; [.AB1]" office:value-type="string" office:string-value="p30_44_m&#10;" calcext:value-type="string">
            <text:p>p30_44_m</text:p>
            <text:p/>
          </table:table-cell>
          <table:table-cell table:style-name="ce14" table:formula="of:=&quot;p&quot; &amp; [.AC1]" office:value-type="string" office:string-value="p45_59_m&#10;" calcext:value-type="string">
            <text:p>p45_59_m</text:p>
            <text:p/>
          </table:table-cell>
          <table:table-cell table:style-name="ce14" table:formula="of:=&quot;p&quot; &amp; [.AD1]" office:value-type="string" office:string-value="p60_75_m&#10;" calcext:value-type="string">
            <text:p>p60_75_m</text:p>
            <text:p/>
          </table:table-cell>
          <table:table-cell table:style-name="ce14" table:formula="of:=&quot;p&quot; &amp; [.AE1]" office:value-type="string" office:string-value="pplus_75_m" calcext:value-type="string">
            <text:p>pplus_75_m</text:p>
          </table:table-cell>
          <table:table-cell table:style-name="ce14" table:formula="of:=&quot;p&quot; &amp; [.T1]" office:value-type="string" office:string-value="p0_14_n&#10;" calcext:value-type="string">
            <text:p>p0_14_n</text:p>
            <text:p/>
          </table:table-cell>
          <table:table-cell table:style-name="ce14" table:formula="of:=&quot;p&quot; &amp; [.U1]" office:value-type="string" office:string-value="p15_29_n&#10;" calcext:value-type="string">
            <text:p>p15_29_n</text:p>
            <text:p/>
          </table:table-cell>
          <table:table-cell table:style-name="ce14" table:formula="of:=&quot;p&quot; &amp; [.V1]" office:value-type="string" office:string-value="p30_44_n&#10;" calcext:value-type="string">
            <text:p>p30_44_n</text:p>
            <text:p/>
          </table:table-cell>
          <table:table-cell table:style-name="ce14" table:formula="of:=&quot;p&quot; &amp; [.W1]" office:value-type="string" office:string-value="p45_59_n&#10;" calcext:value-type="string">
            <text:p>p45_59_n</text:p>
            <text:p/>
          </table:table-cell>
          <table:table-cell table:style-name="ce14" table:formula="of:=&quot;p&quot; &amp; [.X1]" office:value-type="string" office:string-value="p60_75_n&#10;" calcext:value-type="string">
            <text:p>p60_75_n</text:p>
            <text:p/>
          </table:table-cell>
          <table:table-cell table:style-name="ce14" table:formula="of:=&quot;p&quot; &amp; [.Y1]" office:value-type="string" office:string-value="pplus_75_n" calcext:value-type="string">
            <text:p>pplus_75_n</text:p>
          </table:table-cell>
          <table:table-cell table:style-name="ce17" office:value-type="string" calcext:value-type="string">
            <text:p><text:s/>1 personne</text:p>
          </table:table-cell>
          <table:table-cell table:style-name="ce17" office:value-type="string" calcext:value-type="string">
            <text:p><text:s/>2 personnes</text:p>
          </table:table-cell>
          <table:table-cell table:style-name="ce17" office:value-type="string" calcext:value-type="string">
            <text:p><text:s/>3 personnes</text:p>
          </table:table-cell>
          <table:table-cell table:style-name="ce17" office:value-type="string" calcext:value-type="string">
            <text:p><text:s/>4 personnes</text:p>
          </table:table-cell>
          <table:table-cell table:style-name="ce17" office:value-type="string" calcext:value-type="string">
            <text:p><text:s/>5 personnes</text:p>
          </table:table-cell>
          <table:table-cell table:style-name="ce17" office:value-type="string" calcext:value-type="string">
            <text:p><text:s/>6 personnes ou +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35665</text:p>
          </table:table-cell>
          <table:table-cell table:style-name="ce2" office:value-type="string" calcext:value-type="string">
            <text:p>CA Seine Eure</text:p>
          </table:table-cell>
          <table:table-cell table:style-name="ce5" office:value-type="float" office:value="50412" calcext:value-type="float">
            <text:p>50412</text:p>
          </table:table-cell>
          <table:table-cell table:style-name="ce5" office:value-type="float" office:value="60798" calcext:value-type="float">
            <text:p>60798</text:p>
          </table:table-cell>
          <table:table-cell table:style-name="ce5" office:value-type="float" office:value="64949" calcext:value-type="float">
            <text:p>64949</text:p>
          </table:table-cell>
          <table:table-cell table:style-name="ce5" office:value-type="float" office:value="67219" calcext:value-type="float">
            <text:p>67219</text:p>
          </table:table-cell>
          <table:table-cell table:style-name="ce5" office:value-type="float" office:value="68454" calcext:value-type="float">
            <text:p>68454</text:p>
          </table:table-cell>
          <table:table-cell table:style-name="ce5" office:value-type="float" office:value="211.310387405464" calcext:value-type="float">
            <text:p>211,3103874055</text:p>
          </table:table-cell>
          <table:table-cell table:style-name="ce5" office:value-type="float" office:value="0.0183727815052292" calcext:value-type="float">
            <text:p>0,0183727815</text:p>
          </table:table-cell>
          <table:table-cell table:style-name="ce5" office:value-type="float" office:value="5895" calcext:value-type="float">
            <text:p>5895</text:p>
          </table:table-cell>
          <table:table-cell table:style-name="ce5" office:value-type="float" office:value="3247" calcext:value-type="float">
            <text:p>3247</text:p>
          </table:table-cell>
          <table:table-cell table:style-name="ce5" office:value-type="float" office:value="2648" calcext:value-type="float">
            <text:p>2648</text:p>
          </table:table-cell>
          <table:table-cell table:style-name="ce5" office:value-type="float" office:value="-1413" calcext:value-type="float">
            <text:p>-1413</text:p>
          </table:table-cell>
          <table:table-cell table:style-name="ce7" table:formula="of:=(POWER([.D2]/[.C2];1/([.D$1]-[.C$1]+0.01))-1)*100" office:value-type="float" office:value="2.36623368426967" calcext:value-type="float">
            <text:p>2,4</text:p>
          </table:table-cell>
          <table:table-cell table:style-name="ce7" table:formula="of:=(POWER([.E2]/[.D2];1/([.E$1]-[.D$1]+0.01))-1)*100" office:value-type="float" office:value="0.73571709066711" calcext:value-type="float">
            <text:p>0,7</text:p>
          </table:table-cell>
          <table:table-cell table:style-name="ce7" table:formula="of:=(POWER([.F2]/[.E2];1/([.F$1]-[.E$1]+0.01))-1)*100" office:value-type="float" office:value="0.3820108174998" calcext:value-type="float">
            <text:p>0,4</text:p>
          </table:table-cell>
          <table:table-cell table:style-name="ce7" table:formula="of:=(POWER([.G2]/[.F2];1/([.G$1]-[.F$1]+0.01))-1)*100" office:value-type="float" office:value="0.303388431758078" calcext:value-type="float">
            <text:p>0,3</text:p>
          </table:table-cell>
          <table:table-cell table:style-name="ce7" table:formula="of:=(([.$Q2]*[.L2])/([.$G2]-[.$F2]))" office:value-type="float" office:value="0.650504103073191" calcext:value-type="float">
            <text:p>0,7</text:p>
          </table:table-cell>
          <table:table-cell table:style-name="ce7" table:formula="of:=(([.$Q2]*[.M2])/([.$G2]-[.$F2]))" office:value-type="float" office:value="-0.347115671315113" calcext:value-type="float">
            <text:p>-0,3</text:p>
          </table:table-cell>
          <table:table-cell table:style-name="ce9" office:value-type="float" office:value="14500.336986" calcext:value-type="float">
            <text:p>14 500</text:p>
          </table:table-cell>
          <table:table-cell table:style-name="ce9" office:value-type="float" office:value="13456.031392" calcext:value-type="float">
            <text:p>13 456</text:p>
          </table:table-cell>
          <table:table-cell table:style-name="ce9" office:value-type="float" office:value="14549.471256" calcext:value-type="float">
            <text:p>14 549</text:p>
          </table:table-cell>
          <table:table-cell table:style-name="ce9" office:value-type="float" office:value="13252.850567" calcext:value-type="float">
            <text:p>13 253</text:p>
          </table:table-cell>
          <table:table-cell table:style-name="ce9" office:value-type="float" office:value="7298.411559" calcext:value-type="float">
            <text:p>7 298</text:p>
          </table:table-cell>
          <table:table-cell table:style-name="ce9" office:value-type="float" office:value="4161.898255" calcext:value-type="float">
            <text:p>4 162</text:p>
          </table:table-cell>
          <table:table-cell table:style-name="ce12" office:value-type="float" office:value="14587.4146621442" calcext:value-type="float">
            <text:p>14 587</text:p>
          </table:table-cell>
          <table:table-cell table:style-name="ce12" office:value-type="float" office:value="12396.9717259049" calcext:value-type="float">
            <text:p>12 397</text:p>
          </table:table-cell>
          <table:table-cell table:style-name="ce12" office:value-type="float" office:value="14172.6194536744" calcext:value-type="float">
            <text:p>14 173</text:p>
          </table:table-cell>
          <table:table-cell table:style-name="ce12" office:value-type="float" office:value="13552.3136570949" calcext:value-type="float">
            <text:p>13 552</text:p>
          </table:table-cell>
          <table:table-cell table:style-name="ce12" office:value-type="float" office:value="8599.8396132245" calcext:value-type="float">
            <text:p>8 600</text:p>
          </table:table-cell>
          <table:table-cell table:style-name="ce12" office:value-type="float" office:value="4493.8408879856" calcext:value-type="float">
            <text:p>4 494</text:p>
          </table:table-cell>
          <table:table-cell table:style-name="ce15" table:formula="of:=[.T2]/SUM([.$Z2:.$AE2])" office:value-type="float" office:value="0.213859814255916" calcext:value-type="float">
            <text:p>0,21</text:p>
          </table:table-cell>
          <table:table-cell table:style-name="ce15" table:formula="of:=[.U2]/SUM([.$Z2:.$AE2])" office:value-type="float" office:value="0.198457758388189" calcext:value-type="float">
            <text:p>0,20</text:p>
          </table:table-cell>
          <table:table-cell table:style-name="ce15" table:formula="of:=[.V2]/SUM([.$Z2:.$AE2])" office:value-type="float" office:value="0.214584476439005" calcext:value-type="float">
            <text:p>0,21</text:p>
          </table:table-cell>
          <table:table-cell table:style-name="ce15" table:formula="of:=[.W2]/SUM([.$Z2:.$AE2])" office:value-type="float" office:value="0.195461123652264" calcext:value-type="float">
            <text:p>0,20</text:p>
          </table:table-cell>
          <table:table-cell table:style-name="ce15" table:formula="of:=[.X2]/SUM([.$Z2:.$AE2])" office:value-type="float" office:value="0.107641425290871" calcext:value-type="float">
            <text:p>0,11</text:p>
          </table:table-cell>
          <table:table-cell table:style-name="ce15" table:formula="of:=[.Y2]/SUM([.$Z2:.$AE2])" office:value-type="float" office:value="0.0613822139875559" calcext:value-type="float">
            <text:p>0,06</text:p>
          </table:table-cell>
          <table:table-cell table:style-name="ce16" table:formula="of:=[.T2]/SUM([.$T2:.$Y2])" office:value-type="float" office:value="0.215717832499208" calcext:value-type="float">
            <text:p>0,22</text:p>
          </table:table-cell>
          <table:table-cell table:style-name="ce16" table:formula="of:=[.U2]/SUM([.$T2:.$Y2])" office:value-type="float" office:value="0.200181963269273" calcext:value-type="float">
            <text:p>0,20</text:p>
          </table:table-cell>
          <table:table-cell table:style-name="ce16" table:formula="of:=[.V2]/SUM([.$T2:.$Y2])" office:value-type="float" office:value="0.216448790561497" calcext:value-type="float">
            <text:p>0,22</text:p>
          </table:table-cell>
          <table:table-cell table:style-name="ce16" table:formula="of:=[.W2]/SUM([.$T2:.$Y2])" office:value-type="float" office:value="0.197159293712233" calcext:value-type="float">
            <text:p>0,20</text:p>
          </table:table-cell>
          <table:table-cell table:style-name="ce16" table:formula="of:=[.X2]/SUM([.$T2:.$Y2])" office:value-type="float" office:value="0.108576616096213" calcext:value-type="float">
            <text:p>0,11</text:p>
          </table:table-cell>
          <table:table-cell table:style-name="ce16" table:formula="of:=[.Y2]/SUM([.$T2:.$Y2])" office:value-type="float" office:value="0.0619155038615759" calcext:value-type="float">
            <text:p>0,06</text:p>
          </table:table-cell>
          <table:table-cell table:style-name="ce9" office:value-type="float" office:value="7649.1413359884" calcext:value-type="float">
            <text:p>7 649</text:p>
          </table:table-cell>
          <table:table-cell table:style-name="ce9" office:value-type="float" office:value="8812.8128159072" calcext:value-type="float">
            <text:p>8 813</text:p>
          </table:table-cell>
          <table:table-cell table:style-name="ce9" office:value-type="float" office:value="4445.8048193279" calcext:value-type="float">
            <text:p>4 446</text:p>
          </table:table-cell>
          <table:table-cell table:style-name="ce9" office:value-type="float" office:value="3798.7465992067" calcext:value-type="float">
            <text:p>3 799</text:p>
          </table:table-cell>
          <table:table-cell table:style-name="ce9" office:value-type="float" office:value="1481.0585335131" calcext:value-type="float">
            <text:p>1 481</text:p>
          </table:table-cell>
          <table:table-cell table:style-name="ce9" office:value-type="float" office:value="639.7959653773" calcext:value-type="float">
            <text:p>640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40277</text:p>
          </table:table-cell>
          <table:table-cell table:style-name="ce2" office:value-type="string" calcext:value-type="string">
            <text:p>CA Agglo du Pays de Dreux</text:p>
          </table:table-cell>
          <table:table-cell table:style-name="ce5" office:value-type="float" office:value="91608" calcext:value-type="float">
            <text:p>91608</text:p>
          </table:table-cell>
          <table:table-cell table:style-name="ce5" office:value-type="float" office:value="105127" calcext:value-type="float">
            <text:p>105127</text:p>
          </table:table-cell>
          <table:table-cell table:style-name="ce5" office:value-type="float" office:value="105110" calcext:value-type="float">
            <text:p>105110</text:p>
          </table:table-cell>
          <table:table-cell table:style-name="ce5" office:value-type="float" office:value="109473" calcext:value-type="float">
            <text:p>109473</text:p>
          </table:table-cell>
          <table:table-cell table:style-name="ce5" office:value-type="float" office:value="112790" calcext:value-type="float">
            <text:p>112790</text:p>
          </table:table-cell>
          <table:table-cell table:style-name="ce5" office:value-type="float" office:value="111.356837501358" calcext:value-type="float">
            <text:p>111,3568375014</text:p>
          </table:table-cell>
          <table:table-cell table:style-name="ce5" office:value-type="float" office:value="0.030299708603948" calcext:value-type="float">
            <text:p>0,0302997086</text:p>
          </table:table-cell>
          <table:table-cell table:style-name="ce5" office:value-type="float" office:value="9820" calcext:value-type="float">
            <text:p>9820</text:p>
          </table:table-cell>
          <table:table-cell table:style-name="ce5" office:value-type="float" office:value="5588" calcext:value-type="float">
            <text:p>5588</text:p>
          </table:table-cell>
          <table:table-cell table:style-name="ce5" office:value-type="float" office:value="4232" calcext:value-type="float">
            <text:p>4232</text:p>
          </table:table-cell>
          <table:table-cell table:style-name="ce5" office:value-type="float" office:value="-915" calcext:value-type="float">
            <text:p>-915</text:p>
          </table:table-cell>
          <table:table-cell table:style-name="ce7" table:formula="of:=(POWER([.D3]/[.C3];1/([.D$1]-[.C$1]+0.01))-1)*100" office:value-type="float" office:value="1.73333451058266" calcext:value-type="float">
            <text:p>1,7</text:p>
          </table:table-cell>
          <table:table-cell table:style-name="ce7" table:formula="of:=(POWER([.E3]/[.D3];1/([.E$1]-[.D$1]+0.01))-1)*100" office:value-type="float" office:value="-0.00179490339363708" calcext:value-type="float">
            <text:p>0,0</text:p>
          </table:table-cell>
          <table:table-cell table:style-name="ce7" table:formula="of:=(POWER([.F3]/[.E3];1/([.F$1]-[.E$1]+0.01))-1)*100" office:value-type="float" office:value="0.452413461939538" calcext:value-type="float">
            <text:p>0,5</text:p>
          </table:table-cell>
          <table:table-cell table:style-name="ce7" table:formula="of:=(POWER([.G3]/[.F3];1/([.G$1]-[.F$1]+0.01))-1)*100" office:value-type="float" office:value="0.497903311961201" calcext:value-type="float">
            <text:p>0,5</text:p>
          </table:table-cell>
          <table:table-cell table:style-name="ce7" table:formula="of:=(([.$Q3]*[.L3])/([.$G3]-[.$F3]))" office:value-type="float" office:value="0.635250773656859" calcext:value-type="float">
            <text:p>0,6</text:p>
          </table:table-cell>
          <table:table-cell table:style-name="ce7" table:formula="of:=(([.$Q3]*[.M3])/([.$G3]-[.$F3]))" office:value-type="float" office:value="-0.137347461695658" calcext:value-type="float">
            <text:p>-0,1</text:p>
          </table:table-cell>
          <table:table-cell table:style-name="ce9" office:value-type="float" office:value="23151.696217" calcext:value-type="float">
            <text:p>23 152</text:p>
          </table:table-cell>
          <table:table-cell table:style-name="ce9" office:value-type="float" office:value="20076.000226" calcext:value-type="float">
            <text:p>20 076</text:p>
          </table:table-cell>
          <table:table-cell table:style-name="ce9" office:value-type="float" office:value="22817.783589" calcext:value-type="float">
            <text:p>22 818</text:p>
          </table:table-cell>
          <table:table-cell table:style-name="ce9" office:value-type="float" office:value="21941.809039" calcext:value-type="float">
            <text:p>21 942</text:p>
          </table:table-cell>
          <table:table-cell table:style-name="ce9" office:value-type="float" office:value="13532.967441" calcext:value-type="float">
            <text:p>13 533</text:p>
          </table:table-cell>
          <table:table-cell table:style-name="ce9" office:value-type="float" office:value="7952.743496" calcext:value-type="float">
            <text:p>7 953</text:p>
          </table:table-cell>
          <table:table-cell table:style-name="ce12" office:value-type="float" office:value="24461.3255323853" calcext:value-type="float">
            <text:p>24 461</text:p>
          </table:table-cell>
          <table:table-cell table:style-name="ce12" office:value-type="float" office:value="18880.3400017305" calcext:value-type="float">
            <text:p>18 880</text:p>
          </table:table-cell>
          <table:table-cell table:style-name="ce12" office:value-type="float" office:value="22561.5786601556" calcext:value-type="float">
            <text:p>22 562</text:p>
          </table:table-cell>
          <table:table-cell table:style-name="ce12" office:value-type="float" office:value="22066.2180148786" calcext:value-type="float">
            <text:p>22 066</text:p>
          </table:table-cell>
          <table:table-cell table:style-name="ce12" office:value-type="float" office:value="15920.5083197959" calcext:value-type="float">
            <text:p>15 921</text:p>
          </table:table-cell>
          <table:table-cell table:style-name="ce12" office:value-type="float" office:value="8357.0294709871" calcext:value-type="float">
            <text:p>8 357</text:p>
          </table:table-cell>
          <table:table-cell table:style-name="ce15" table:formula="of:=[.T3]/SUM([.$Z3:.$AE3])" office:value-type="float" office:value="0.206256703671491" calcext:value-type="float">
            <text:p>0,21</text:p>
          </table:table-cell>
          <table:table-cell table:style-name="ce15" table:formula="of:=[.U3]/SUM([.$Z3:.$AE3])" office:value-type="float" office:value="0.178855561627589" calcext:value-type="float">
            <text:p>0,18</text:p>
          </table:table-cell>
          <table:table-cell table:style-name="ce15" table:formula="of:=[.V3]/SUM([.$Z3:.$AE3])" office:value-type="float" office:value="0.203281901422876" calcext:value-type="float">
            <text:p>0,20</text:p>
          </table:table-cell>
          <table:table-cell table:style-name="ce15" table:formula="of:=[.W3]/SUM([.$Z3:.$AE3])" office:value-type="float" office:value="0.195477910670335" calcext:value-type="float">
            <text:p>0,20</text:p>
          </table:table-cell>
          <table:table-cell table:style-name="ce15" table:formula="of:=[.X3]/SUM([.$Z3:.$AE3])" office:value-type="float" office:value="0.12056417936344" calcext:value-type="float">
            <text:p>0,12</text:p>
          </table:table-cell>
          <table:table-cell table:style-name="ce15" table:formula="of:=[.Y3]/SUM([.$Z3:.$AE3])" office:value-type="float" office:value="0.0708503879480498" calcext:value-type="float">
            <text:p>0,07</text:p>
          </table:table-cell>
          <table:table-cell table:style-name="ce16" table:formula="of:=[.T3]/SUM([.$T3:.$Y3])" office:value-type="float" office:value="0.211483162198059" calcext:value-type="float">
            <text:p>0,21</text:p>
          </table:table-cell>
          <table:table-cell table:style-name="ce16" table:formula="of:=[.U3]/SUM([.$T3:.$Y3])" office:value-type="float" office:value="0.183387686685602" calcext:value-type="float">
            <text:p>0,18</text:p>
          </table:table-cell>
          <table:table-cell table:style-name="ce16" table:formula="of:=[.V3]/SUM([.$T3:.$Y3])" office:value-type="float" office:value="0.208432979705795" calcext:value-type="float">
            <text:p>0,21</text:p>
          </table:table-cell>
          <table:table-cell table:style-name="ce16" table:formula="of:=[.W3]/SUM([.$T3:.$Y3])" office:value-type="float" office:value="0.20043123909454" calcext:value-type="float">
            <text:p>0,20</text:p>
          </table:table-cell>
          <table:table-cell table:style-name="ce16" table:formula="of:=[.X3]/SUM([.$T3:.$Y3])" office:value-type="float" office:value="0.123619225197181" calcext:value-type="float">
            <text:p>0,12</text:p>
          </table:table-cell>
          <table:table-cell table:style-name="ce16" table:formula="of:=[.Y3]/SUM([.$T3:.$Y3])" office:value-type="float" office:value="0.0726457071188223" calcext:value-type="float">
            <text:p>0,07</text:p>
          </table:table-cell>
          <table:table-cell table:style-name="ce9" office:value-type="float" office:value="11946.3834908107" calcext:value-type="float">
            <text:p>11 946</text:p>
          </table:table-cell>
          <table:table-cell table:style-name="ce9" office:value-type="float" office:value="14547.3402571384" calcext:value-type="float">
            <text:p>14 547</text:p>
          </table:table-cell>
          <table:table-cell table:style-name="ce9" office:value-type="float" office:value="6996.6392147894" calcext:value-type="float">
            <text:p>6 997</text:p>
          </table:table-cell>
          <table:table-cell table:style-name="ce9" office:value-type="float" office:value="6350.8883237887" calcext:value-type="float">
            <text:p>6 351</text:p>
          </table:table-cell>
          <table:table-cell table:style-name="ce9" office:value-type="float" office:value="2915.5266848934" calcext:value-type="float">
            <text:p>2 916</text:p>
          </table:table-cell>
          <table:table-cell table:style-name="ce9" office:value-type="float" office:value="1196.3931130789" calcext:value-type="float">
            <text:p>1 196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5787</text:p>
          </table:table-cell>
          <table:table-cell table:style-name="ce2" office:value-type="string" calcext:value-type="string">
            <text:p>CC de Pont-Audemer / Val de Risle</text:p>
          </table:table-cell>
          <table:table-cell table:style-name="ce5" office:value-type="float" office:value="23795" calcext:value-type="float">
            <text:p>23795</text:p>
          </table:table-cell>
          <table:table-cell table:style-name="ce5" office:value-type="float" office:value="24268" calcext:value-type="float">
            <text:p>24268</text:p>
          </table:table-cell>
          <table:table-cell table:style-name="ce5" office:value-type="float" office:value="24583" calcext:value-type="float">
            <text:p>24583</text:p>
          </table:table-cell>
          <table:table-cell table:style-name="ce5" office:value-type="float" office:value="25952" calcext:value-type="float">
            <text:p>25952</text:p>
          </table:table-cell>
          <table:table-cell table:style-name="ce5" office:value-type="float" office:value="27874" calcext:value-type="float">
            <text:p>27874</text:p>
          </table:table-cell>
          <table:table-cell table:style-name="ce5" office:value-type="float" office:value="117.830571525194" calcext:value-type="float">
            <text:p>117,8305715252</text:p>
          </table:table-cell>
          <table:table-cell table:style-name="ce5" office:value-type="float" office:value="0.0740598027127004" calcext:value-type="float">
            <text:p>0,0740598027</text:p>
          </table:table-cell>
          <table:table-cell table:style-name="ce5" office:value-type="float" office:value="2010" calcext:value-type="float">
            <text:p>2010</text:p>
          </table:table-cell>
          <table:table-cell table:style-name="ce5" office:value-type="float" office:value="1736" calcext:value-type="float">
            <text:p>1736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1648" calcext:value-type="float">
            <text:p>1648</text:p>
          </table:table-cell>
          <table:table-cell table:style-name="ce7" table:formula="of:=(POWER([.D4]/[.C4];1/([.D$1]-[.C$1]+0.01))-1)*100" office:value-type="float" office:value="0.246034197408762" calcext:value-type="float">
            <text:p>0,2</text:p>
          </table:table-cell>
          <table:table-cell table:style-name="ce7" table:formula="of:=(POWER([.E4]/[.D4];1/([.E$1]-[.D$1]+0.01))-1)*100" office:value-type="float" office:value="0.143238304604809" calcext:value-type="float">
            <text:p>0,1</text:p>
          </table:table-cell>
          <table:table-cell table:style-name="ce7" table:formula="of:=(POWER([.F4]/[.E4];1/([.F$1]-[.E$1]+0.01))-1)*100" office:value-type="float" office:value="0.603294564160395" calcext:value-type="float">
            <text:p>0,6</text:p>
          </table:table-cell>
          <table:table-cell table:style-name="ce7" table:formula="of:=(POWER([.G4]/[.F4];1/([.G$1]-[.F$1]+0.01))-1)*100" office:value-type="float" office:value="1.19587405173733" calcext:value-type="float">
            <text:p>1,2</text:p>
          </table:table-cell>
          <table:table-cell table:style-name="ce7" table:formula="of:=(([.$Q4]*[.L4])/([.$G4]-[.$F4]))" office:value-type="float" office:value="0.170483605710733" calcext:value-type="float">
            <text:p>0,2</text:p>
          </table:table-cell>
          <table:table-cell table:style-name="ce7" table:formula="of:=(([.$Q4]*[.M4])/([.$G4]-[.$F4]))" office:value-type="float" office:value="1.0253904460266" calcext:value-type="float">
            <text:p>1,0</text:p>
          </table:table-cell>
          <table:table-cell table:style-name="ce9" office:value-type="float" office:value="4812.844972" calcext:value-type="float">
            <text:p>4 813</text:p>
          </table:table-cell>
          <table:table-cell table:style-name="ce9" office:value-type="float" office:value="4509.315947" calcext:value-type="float">
            <text:p>4 509</text:p>
          </table:table-cell>
          <table:table-cell table:style-name="ce9" office:value-type="float" office:value="5264.676881" calcext:value-type="float">
            <text:p>5 265</text:p>
          </table:table-cell>
          <table:table-cell table:style-name="ce9" office:value-type="float" office:value="5451.668117" calcext:value-type="float">
            <text:p>5 452</text:p>
          </table:table-cell>
          <table:table-cell table:style-name="ce9" office:value-type="float" office:value="3590.79824" calcext:value-type="float">
            <text:p>3 591</text:p>
          </table:table-cell>
          <table:table-cell table:style-name="ce9" office:value-type="float" office:value="2322.695839" calcext:value-type="float">
            <text:p>2 323</text:p>
          </table:table-cell>
          <table:table-cell table:style-name="ce12" office:value-type="float" office:value="5401.4784310373" calcext:value-type="float">
            <text:p>5 401</text:p>
          </table:table-cell>
          <table:table-cell table:style-name="ce12" office:value-type="float" office:value="4504.6266027369" calcext:value-type="float">
            <text:p>4 505</text:p>
          </table:table-cell>
          <table:table-cell table:style-name="ce12" office:value-type="float" office:value="5358.8473541685" calcext:value-type="float">
            <text:p>5 359</text:p>
          </table:table-cell>
          <table:table-cell table:style-name="ce12" office:value-type="float" office:value="5626.4328849433" calcext:value-type="float">
            <text:p>5 626</text:p>
          </table:table-cell>
          <table:table-cell table:style-name="ce12" office:value-type="float" office:value="4306.3240359256" calcext:value-type="float">
            <text:p>4 306</text:p>
          </table:table-cell>
          <table:table-cell table:style-name="ce12" office:value-type="float" office:value="2559.2906911796" calcext:value-type="float">
            <text:p>2 559</text:p>
          </table:table-cell>
          <table:table-cell table:style-name="ce15" table:formula="of:=[.T4]/SUM([.$Z4:.$AE4])" office:value-type="float" office:value="0.173392116295044" calcext:value-type="float">
            <text:p>0,17</text:p>
          </table:table-cell>
          <table:table-cell table:style-name="ce15" table:formula="of:=[.U4]/SUM([.$Z4:.$AE4])" office:value-type="float" office:value="0.162456891847153" calcext:value-type="float">
            <text:p>0,16</text:p>
          </table:table-cell>
          <table:table-cell table:style-name="ce15" table:formula="of:=[.V4]/SUM([.$Z4:.$AE4])" office:value-type="float" office:value="0.18967024105637" calcext:value-type="float">
            <text:p>0,19</text:p>
          </table:table-cell>
          <table:table-cell table:style-name="ce15" table:formula="of:=[.W4]/SUM([.$Z4:.$AE4])" office:value-type="float" office:value="0.196406964621599" calcext:value-type="float">
            <text:p>0,20</text:p>
          </table:table-cell>
          <table:table-cell table:style-name="ce15" table:formula="of:=[.X4]/SUM([.$Z4:.$AE4])" office:value-type="float" office:value="0.129365502035564" calcext:value-type="float">
            <text:p>0,13</text:p>
          </table:table-cell>
          <table:table-cell table:style-name="ce15" table:formula="of:=[.Y4]/SUM([.$Z4:.$AE4])" office:value-type="float" office:value="0.0836796425766739" calcext:value-type="float">
            <text:p>0,08</text:p>
          </table:table-cell>
          <table:table-cell table:style-name="ce16" table:formula="of:=[.T4]/SUM([.$T4:.$Y4])" office:value-type="float" office:value="0.185451794572357" calcext:value-type="float">
            <text:p>0,19</text:p>
          </table:table-cell>
          <table:table-cell table:style-name="ce16" table:formula="of:=[.U4]/SUM([.$T4:.$Y4])" office:value-type="float" office:value="0.17375600908196" calcext:value-type="float">
            <text:p>0,17</text:p>
          </table:table-cell>
          <table:table-cell table:style-name="ce16" table:formula="of:=[.V4]/SUM([.$T4:.$Y4])" office:value-type="float" office:value="0.202862086999516" calcext:value-type="float">
            <text:p>0,20</text:p>
          </table:table-cell>
          <table:table-cell table:style-name="ce16" table:formula="of:=[.W4]/SUM([.$T4:.$Y4])" office:value-type="float" office:value="0.21006735965784" calcext:value-type="float">
            <text:p>0,21</text:p>
          </table:table-cell>
          <table:table-cell table:style-name="ce16" table:formula="of:=[.X4]/SUM([.$T4:.$Y4])" office:value-type="float" office:value="0.138363064139698" calcext:value-type="float">
            <text:p>0,14</text:p>
          </table:table-cell>
          <table:table-cell table:style-name="ce16" table:formula="of:=[.Y4]/SUM([.$T4:.$Y4])" office:value-type="float" office:value="0.0894996855486282" calcext:value-type="float">
            <text:p>0,09</text:p>
          </table:table-cell>
          <table:table-cell table:style-name="ce9" office:value-type="float" office:value="3839.3795740328" calcext:value-type="float">
            <text:p>3 839</text:p>
          </table:table-cell>
          <table:table-cell table:style-name="ce9" office:value-type="float" office:value="4317.9878275604" calcext:value-type="float">
            <text:p>4 318</text:p>
          </table:table-cell>
          <table:table-cell table:style-name="ce9" office:value-type="float" office:value="1782.5087948006" calcext:value-type="float">
            <text:p>1 783</text:p>
          </table:table-cell>
          <table:table-cell table:style-name="ce9" office:value-type="float" office:value="1445.7662335116" calcext:value-type="float">
            <text:p>1 446</text:p>
          </table:table-cell>
          <table:table-cell table:style-name="ce9" office:value-type="float" office:value="497.3782143616" calcext:value-type="float">
            <text:p>497</text:p>
          </table:table-cell>
          <table:table-cell table:style-name="ce9" office:value-type="float" office:value="174.1702262228" calcext:value-type="float">
            <text:p>174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6017</text:p>
          </table:table-cell>
          <table:table-cell table:style-name="ce2" office:value-type="string" calcext:value-type="string">
            <text:p>CC Lieuvin Pays d'Auge</text:p>
          </table:table-cell>
          <table:table-cell table:style-name="ce5" office:value-type="float" office:value="14355" calcext:value-type="float">
            <text:p>14355</text:p>
          </table:table-cell>
          <table:table-cell table:style-name="ce5" office:value-type="float" office:value="14610" calcext:value-type="float">
            <text:p>14610</text:p>
          </table:table-cell>
          <table:table-cell table:style-name="ce5" office:value-type="float" office:value="15046" calcext:value-type="float">
            <text:p>15046</text:p>
          </table:table-cell>
          <table:table-cell table:style-name="ce5" office:value-type="float" office:value="16602" calcext:value-type="float">
            <text:p>16602</text:p>
          </table:table-cell>
          <table:table-cell table:style-name="ce5" office:value-type="float" office:value="18228" calcext:value-type="float">
            <text:p>18228</text:p>
          </table:table-cell>
          <table:table-cell table:style-name="ce5" office:value-type="float" office:value="49.3288590604027" calcext:value-type="float">
            <text:p>49,3288590604</text:p>
          </table:table-cell>
          <table:table-cell table:style-name="ce5" office:value-type="float" office:value="0.0979400072280448" calcext:value-type="float">
            <text:p>0,0979400072</text:p>
          </table:table-cell>
          <table:table-cell table:style-name="ce5" office:value-type="float" office:value="1330" calcext:value-type="float">
            <text:p>133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512" calcext:value-type="float">
            <text:p>512</text:p>
          </table:table-cell>
          <table:table-cell table:style-name="ce5" office:value-type="float" office:value="1114" calcext:value-type="float">
            <text:p>1114</text:p>
          </table:table-cell>
          <table:table-cell table:style-name="ce7" table:formula="of:=(POWER([.D5]/[.C5];1/([.D$1]-[.C$1]+0.01))-1)*100" office:value-type="float" office:value="0.220065912579259" calcext:value-type="float">
            <text:p>0,2</text:p>
          </table:table-cell>
          <table:table-cell table:style-name="ce7" table:formula="of:=(POWER([.E5]/[.D5];1/([.E$1]-[.D$1]+0.01))-1)*100" office:value-type="float" office:value="0.326903304559911" calcext:value-type="float">
            <text:p>0,3</text:p>
          </table:table-cell>
          <table:table-cell table:style-name="ce7" table:formula="of:=(POWER([.F5]/[.E5];1/([.F$1]-[.E$1]+0.01))-1)*100" office:value-type="float" office:value="1.0982286352303" calcext:value-type="float">
            <text:p>1,1</text:p>
          </table:table-cell>
          <table:table-cell table:style-name="ce7" table:formula="of:=(POWER([.G5]/[.F5];1/([.G$1]-[.F$1]+0.01))-1)*100" office:value-type="float" office:value="1.56681848009348" calcext:value-type="float">
            <text:p>1,6</text:p>
          </table:table-cell>
          <table:table-cell table:style-name="ce7" table:formula="of:=(([.$Q5]*[.L5])/([.$G5]-[.$F5]))" office:value-type="float" office:value="0.493364736659201" calcext:value-type="float">
            <text:p>0,5</text:p>
          </table:table-cell>
          <table:table-cell table:style-name="ce7" table:formula="of:=(([.$Q5]*[.M5])/([.$G5]-[.$F5]))" office:value-type="float" office:value="1.07345374343428" calcext:value-type="float">
            <text:p>1,1</text:p>
          </table:table-cell>
          <table:table-cell table:style-name="ce9" office:value-type="float" office:value="3142.65394" calcext:value-type="float">
            <text:p>3 143</text:p>
          </table:table-cell>
          <table:table-cell table:style-name="ce9" office:value-type="float" office:value="2540.315233" calcext:value-type="float">
            <text:p>2 540</text:p>
          </table:table-cell>
          <table:table-cell table:style-name="ce9" office:value-type="float" office:value="3356.730757" calcext:value-type="float">
            <text:p>3 357</text:p>
          </table:table-cell>
          <table:table-cell table:style-name="ce9" office:value-type="float" office:value="3560.177357" calcext:value-type="float">
            <text:p>3 560</text:p>
          </table:table-cell>
          <table:table-cell table:style-name="ce9" office:value-type="float" office:value="2575.817192" calcext:value-type="float">
            <text:p>2 576</text:p>
          </table:table-cell>
          <table:table-cell table:style-name="ce9" office:value-type="float" office:value="1426.305504" calcext:value-type="float">
            <text:p>1 426</text:p>
          </table:table-cell>
          <table:table-cell table:style-name="ce12" office:value-type="float" office:value="3603.1266500987" calcext:value-type="float">
            <text:p>3 603</text:p>
          </table:table-cell>
          <table:table-cell table:style-name="ce12" office:value-type="float" office:value="2600.0093028986" calcext:value-type="float">
            <text:p>2 600</text:p>
          </table:table-cell>
          <table:table-cell table:style-name="ce12" office:value-type="float" office:value="3440.4816642718" calcext:value-type="float">
            <text:p>3 440</text:p>
          </table:table-cell>
          <table:table-cell table:style-name="ce12" office:value-type="float" office:value="3648.2139120323" calcext:value-type="float">
            <text:p>3 648</text:p>
          </table:table-cell>
          <table:table-cell table:style-name="ce12" office:value-type="float" office:value="3110.6441009514" calcext:value-type="float">
            <text:p>3 111</text:p>
          </table:table-cell>
          <table:table-cell table:style-name="ce12" office:value-type="float" office:value="1618.5243697453" calcext:value-type="float">
            <text:p>1 619</text:p>
          </table:table-cell>
          <table:table-cell table:style-name="ce15" table:formula="of:=[.T5]/SUM([.$Z5:.$AE5])" office:value-type="float" office:value="0.174388432384459" calcext:value-type="float">
            <text:p>0,17</text:p>
          </table:table-cell>
          <table:table-cell table:style-name="ce15" table:formula="of:=[.U5]/SUM([.$Z5:.$AE5])" office:value-type="float" office:value="0.140964165862065" calcext:value-type="float">
            <text:p>0,14</text:p>
          </table:table-cell>
          <table:table-cell table:style-name="ce15" table:formula="of:=[.V5]/SUM([.$Z5:.$AE5])" office:value-type="float" office:value="0.186267729704254" calcext:value-type="float">
            <text:p>0,19</text:p>
          </table:table-cell>
          <table:table-cell table:style-name="ce15" table:formula="of:=[.W5]/SUM([.$Z5:.$AE5])" office:value-type="float" office:value="0.197557147605592" calcext:value-type="float">
            <text:p>0,20</text:p>
          </table:table-cell>
          <table:table-cell table:style-name="ce15" table:formula="of:=[.X5]/SUM([.$Z5:.$AE5])" office:value-type="float" office:value="0.142934198546156" calcext:value-type="float">
            <text:p>0,14</text:p>
          </table:table-cell>
          <table:table-cell table:style-name="ce15" table:formula="of:=[.Y5]/SUM([.$Z5:.$AE5])" office:value-type="float" office:value="0.0791468566672299" calcext:value-type="float">
            <text:p>0,08</text:p>
          </table:table-cell>
          <table:table-cell table:style-name="ce16" table:formula="of:=[.T5]/SUM([.$T5:.$Y5])" office:value-type="float" office:value="0.18929369613408" calcext:value-type="float">
            <text:p>0,19</text:p>
          </table:table-cell>
          <table:table-cell table:style-name="ce16" table:formula="of:=[.U5]/SUM([.$T5:.$Y5])" office:value-type="float" office:value="0.153012603035852" calcext:value-type="float">
            <text:p>0,15</text:p>
          </table:table-cell>
          <table:table-cell table:style-name="ce16" table:formula="of:=[.V5]/SUM([.$T5:.$Y5])" office:value-type="float" office:value="0.202188336371353" calcext:value-type="float">
            <text:p>0,20</text:p>
          </table:table-cell>
          <table:table-cell table:style-name="ce16" table:formula="of:=[.W5]/SUM([.$T5:.$Y5])" office:value-type="float" office:value="0.21444267923416" calcext:value-type="float">
            <text:p>0,21</text:p>
          </table:table-cell>
          <table:table-cell table:style-name="ce16" table:formula="of:=[.X5]/SUM([.$T5:.$Y5])" office:value-type="float" office:value="0.155151017626645" calcext:value-type="float">
            <text:p>0,16</text:p>
          </table:table-cell>
          <table:table-cell table:style-name="ce16" table:formula="of:=[.Y5]/SUM([.$T5:.$Y5])" office:value-type="float" office:value="0.0859116675979098" calcext:value-type="float">
            <text:p>0,09</text:p>
          </table:table-cell>
          <table:table-cell table:style-name="ce9" office:value-type="float" office:value="2099.1998069093" calcext:value-type="float">
            <text:p>2 099</text:p>
          </table:table-cell>
          <table:table-cell table:style-name="ce9" office:value-type="float" office:value="2802.5259772026" calcext:value-type="float">
            <text:p>2 803</text:p>
          </table:table-cell>
          <table:table-cell table:style-name="ce9" office:value-type="float" office:value="1123.6263426399" calcext:value-type="float">
            <text:p>1 124</text:p>
          </table:table-cell>
          <table:table-cell table:style-name="ce9" office:value-type="float" office:value="1001.2229302082" calcext:value-type="float">
            <text:p>1 001</text:p>
          </table:table-cell>
          <table:table-cell table:style-name="ce9" office:value-type="float" office:value="399.4175486641" calcext:value-type="float">
            <text:p>399</text:p>
          </table:table-cell>
          <table:table-cell table:style-name="ce9" office:value-type="float" office:value="121.878462549" calcext:value-type="float">
            <text:p>122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6405</text:p>
          </table:table-cell>
          <table:table-cell table:style-name="ce2" office:value-type="string" calcext:value-type="string">
            <text:p>CC Roumois Seine</text:p>
          </table:table-cell>
          <table:table-cell table:style-name="ce5" office:value-type="float" office:value="38534" calcext:value-type="float">
            <text:p>38534</text:p>
          </table:table-cell>
          <table:table-cell table:style-name="ce5" office:value-type="float" office:value="42420" calcext:value-type="float">
            <text:p>42420</text:p>
          </table:table-cell>
          <table:table-cell table:style-name="ce5" office:value-type="float" office:value="44049" calcext:value-type="float">
            <text:p>44049</text:p>
          </table:table-cell>
          <table:table-cell table:style-name="ce5" office:value-type="float" office:value="49301" calcext:value-type="float">
            <text:p>49301</text:p>
          </table:table-cell>
          <table:table-cell table:style-name="ce5" office:value-type="float" office:value="52832" calcext:value-type="float">
            <text:p>52832</text:p>
          </table:table-cell>
          <table:table-cell table:style-name="ce5" office:value-type="float" office:value="104.956592566104" calcext:value-type="float">
            <text:p>104,9565925661</text:p>
          </table:table-cell>
          <table:table-cell table:style-name="ce5" office:value-type="float" office:value="0.0716212652887365" calcext:value-type="float">
            <text:p>0,0716212653</text:p>
          </table:table-cell>
          <table:table-cell table:style-name="ce5" office:value-type="float" office:value="3694" calcext:value-type="float">
            <text:p>3694</text:p>
          </table:table-cell>
          <table:table-cell table:style-name="ce5" office:value-type="float" office:value="2171" calcext:value-type="float">
            <text:p>2171</text:p>
          </table:table-cell>
          <table:table-cell table:style-name="ce5" office:value-type="float" office:value="1523" calcext:value-type="float">
            <text:p>1523</text:p>
          </table:table-cell>
          <table:table-cell table:style-name="ce5" office:value-type="float" office:value="2008" calcext:value-type="float">
            <text:p>2008</text:p>
          </table:table-cell>
          <table:table-cell table:style-name="ce7" table:formula="of:=(POWER([.D6]/[.C6];1/([.D$1]-[.C$1]+0.01))-1)*100" office:value-type="float" office:value="1.20671060430018" calcext:value-type="float">
            <text:p>1,2</text:p>
          </table:table-cell>
          <table:table-cell table:style-name="ce7" table:formula="of:=(POWER([.E6]/[.D6];1/([.E$1]-[.D$1]+0.01))-1)*100" office:value-type="float" office:value="0.419107791767726" calcext:value-type="float">
            <text:p>0,4</text:p>
          </table:table-cell>
          <table:table-cell table:style-name="ce7" table:formula="of:=(POWER([.F6]/[.E6];1/([.F$1]-[.E$1]+0.01))-1)*100" office:value-type="float" office:value="1.2580329945046" calcext:value-type="float">
            <text:p>1,3</text:p>
          </table:table-cell>
          <table:table-cell table:style-name="ce7" table:formula="of:=(POWER([.G6]/[.F6];1/([.G$1]-[.F$1]+0.01))-1)*100" office:value-type="float" office:value="1.15760914580492" calcext:value-type="float">
            <text:p>1,2</text:p>
          </table:table-cell>
          <table:table-cell table:style-name="ce7" table:formula="of:=(([.$Q6]*[.L6])/([.$G6]-[.$F6]))" office:value-type="float" office:value="0.499302953571478" calcext:value-type="float">
            <text:p>0,5</text:p>
          </table:table-cell>
          <table:table-cell table:style-name="ce7" table:formula="of:=(([.$Q6]*[.M6])/([.$G6]-[.$F6]))" office:value-type="float" office:value="0.658306192233439" calcext:value-type="float">
            <text:p>0,7</text:p>
          </table:table-cell>
          <table:table-cell table:style-name="ce9" office:value-type="float" office:value="10216.587128" calcext:value-type="float">
            <text:p>10 217</text:p>
          </table:table-cell>
          <table:table-cell table:style-name="ce9" office:value-type="float" office:value="7411.968433" calcext:value-type="float">
            <text:p>7 412</text:p>
          </table:table-cell>
          <table:table-cell table:style-name="ce9" office:value-type="float" office:value="10941.149177" calcext:value-type="float">
            <text:p>10 941</text:p>
          </table:table-cell>
          <table:table-cell table:style-name="ce9" office:value-type="float" office:value="10842.38519" calcext:value-type="float">
            <text:p>10 842</text:p>
          </table:table-cell>
          <table:table-cell table:style-name="ce9" office:value-type="float" office:value="6636.747383" calcext:value-type="float">
            <text:p>6 637</text:p>
          </table:table-cell>
          <table:table-cell table:style-name="ce9" office:value-type="float" office:value="3252.162683" calcext:value-type="float">
            <text:p>3 252</text:p>
          </table:table-cell>
          <table:table-cell table:style-name="ce12" office:value-type="float" office:value="11127.3306860854" calcext:value-type="float">
            <text:p>11 127</text:p>
          </table:table-cell>
          <table:table-cell table:style-name="ce12" office:value-type="float" office:value="7175.2159025913" calcext:value-type="float">
            <text:p>7 175</text:p>
          </table:table-cell>
          <table:table-cell table:style-name="ce12" office:value-type="float" office:value="11186.5429980151" calcext:value-type="float">
            <text:p>11 187</text:p>
          </table:table-cell>
          <table:table-cell table:style-name="ce12" office:value-type="float" office:value="10754.520387144" calcext:value-type="float">
            <text:p>10 755</text:p>
          </table:table-cell>
          <table:table-cell table:style-name="ce12" office:value-type="float" office:value="8253.486489716" calcext:value-type="float">
            <text:p>8 253</text:p>
          </table:table-cell>
          <table:table-cell table:style-name="ce12" office:value-type="float" office:value="3627.9035364623" calcext:value-type="float">
            <text:p>3 628</text:p>
          </table:table-cell>
          <table:table-cell table:style-name="ce15" table:formula="of:=[.T6]/SUM([.$Z6:.$AE6])" office:value-type="float" office:value="0.196001671520331" calcext:value-type="float">
            <text:p>0,20</text:p>
          </table:table-cell>
          <table:table-cell table:style-name="ce15" table:formula="of:=[.U6]/SUM([.$Z6:.$AE6])" office:value-type="float" office:value="0.142196037083894" calcext:value-type="float">
            <text:p>0,14</text:p>
          </table:table-cell>
          <table:table-cell table:style-name="ce15" table:formula="of:=[.V6]/SUM([.$Z6:.$AE6])" office:value-type="float" office:value="0.209902142484356" calcext:value-type="float">
            <text:p>0,21</text:p>
          </table:table-cell>
          <table:table-cell table:style-name="ce15" table:formula="of:=[.W6]/SUM([.$Z6:.$AE6])" office:value-type="float" office:value="0.208007389736155" calcext:value-type="float">
            <text:p>0,21</text:p>
          </table:table-cell>
          <table:table-cell table:style-name="ce15" table:formula="of:=[.X6]/SUM([.$Z6:.$AE6])" office:value-type="float" office:value="0.127323690800925" calcext:value-type="float">
            <text:p>0,13</text:p>
          </table:table-cell>
          <table:table-cell table:style-name="ce15" table:formula="of:=[.Y6]/SUM([.$Z6:.$AE6])" office:value-type="float" office:value="0.0623916102254028" calcext:value-type="float">
            <text:p>0,06</text:p>
          </table:table-cell>
          <table:table-cell table:style-name="ce16" table:formula="of:=[.T6]/SUM([.$T6:.$Y6])" office:value-type="float" office:value="0.207228801226007" calcext:value-type="float">
            <text:p>0,21</text:p>
          </table:table-cell>
          <table:table-cell table:style-name="ce16" table:formula="of:=[.U6]/SUM([.$T6:.$Y6])" office:value-type="float" office:value="0.150341137784265" calcext:value-type="float">
            <text:p>0,15</text:p>
          </table:table-cell>
          <table:table-cell table:style-name="ce16" table:formula="of:=[.V6]/SUM([.$T6:.$Y6])" office:value-type="float" office:value="0.22192550208579" calcext:value-type="float">
            <text:p>0,22</text:p>
          </table:table-cell>
          <table:table-cell table:style-name="ce16" table:formula="of:=[.W6]/SUM([.$T6:.$Y6])" office:value-type="float" office:value="0.219922216411828" calcext:value-type="float">
            <text:p>0,22</text:p>
          </table:table-cell>
          <table:table-cell table:style-name="ce16" table:formula="of:=[.X6]/SUM([.$T6:.$Y6])" office:value-type="float" office:value="0.134616891823851" calcext:value-type="float">
            <text:p>0,13</text:p>
          </table:table-cell>
          <table:table-cell table:style-name="ce16" table:formula="of:=[.Y6]/SUM([.$T6:.$Y6])" office:value-type="float" office:value="0.0659654506682581" calcext:value-type="float">
            <text:p>0,07</text:p>
          </table:table-cell>
          <table:table-cell table:style-name="ce9" office:value-type="float" office:value="4165.4169017404" calcext:value-type="float">
            <text:p>4 165</text:p>
          </table:table-cell>
          <table:table-cell table:style-name="ce9" office:value-type="float" office:value="7737.8049993857" calcext:value-type="float">
            <text:p>7 738</text:p>
          </table:table-cell>
          <table:table-cell table:style-name="ce9" office:value-type="float" office:value="3586.3723106509" calcext:value-type="float">
            <text:p>3 586</text:p>
          </table:table-cell>
          <table:table-cell table:style-name="ce9" office:value-type="float" office:value="3567.4735252935" calcext:value-type="float">
            <text:p>3 567</text:p>
          </table:table-cell>
          <table:table-cell table:style-name="ce9" office:value-type="float" office:value="1063.0045390237" calcext:value-type="float">
            <text:p>1 063</text:p>
          </table:table-cell>
          <table:table-cell table:style-name="ce9" office:value-type="float" office:value="279.4861871066" calcext:value-type="float">
            <text:p>279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6413</text:p>
          </table:table-cell>
          <table:table-cell table:style-name="ce2" office:value-type="string" calcext:value-type="string">
            <text:p>CC Intercom Bernay Terres de Normandie</text:p>
          </table:table-cell>
          <table:table-cell table:style-name="ce5" office:value-type="float" office:value="50249" calcext:value-type="float">
            <text:p>50249</text:p>
          </table:table-cell>
          <table:table-cell table:style-name="ce5" office:value-type="float" office:value="50375" calcext:value-type="float">
            <text:p>50375</text:p>
          </table:table-cell>
          <table:table-cell table:style-name="ce5" office:value-type="float" office:value="51705" calcext:value-type="float">
            <text:p>51705</text:p>
          </table:table-cell>
          <table:table-cell table:style-name="ce5" office:value-type="float" office:value="54571" calcext:value-type="float">
            <text:p>54571</text:p>
          </table:table-cell>
          <table:table-cell table:style-name="ce5" office:value-type="float" office:value="56398" calcext:value-type="float">
            <text:p>56398</text:p>
          </table:table-cell>
          <table:table-cell table:style-name="ce5" office:value-type="float" office:value="60.7671587113458" calcext:value-type="float">
            <text:p>60,7671587113</text:p>
          </table:table-cell>
          <table:table-cell table:style-name="ce5" office:value-type="float" office:value="0.033479320518224" calcext:value-type="float">
            <text:p>0,0334793205</text:p>
          </table:table-cell>
          <table:table-cell table:style-name="ce5" office:value-type="float" office:value="3907" calcext:value-type="float">
            <text:p>3907</text:p>
          </table:table-cell>
          <table:table-cell table:style-name="ce5" office:value-type="float" office:value="3547" calcext:value-type="float">
            <text:p>3547</text:p>
          </table:table-cell>
          <table:table-cell table:style-name="ce5" office:value-type="float" office:value="360" calcext:value-type="float">
            <text:p>360</text:p>
          </table:table-cell>
          <table:table-cell table:style-name="ce5" office:value-type="float" office:value="1467" calcext:value-type="float">
            <text:p>1467</text:p>
          </table:table-cell>
          <table:table-cell table:style-name="ce7" table:formula="of:=(POWER([.D7]/[.C7];1/([.D$1]-[.C$1]+0.01))-1)*100" office:value-type="float" office:value="0.0312704814943165" calcext:value-type="float">
            <text:p>0,0</text:p>
          </table:table-cell>
          <table:table-cell table:style-name="ce7" table:formula="of:=(POWER([.E7]/[.D7];1/([.E$1]-[.D$1]+0.01))-1)*100" office:value-type="float" office:value="0.289646952336176" calcext:value-type="float">
            <text:p>0,3</text:p>
          </table:table-cell>
          <table:table-cell table:style-name="ce7" table:formula="of:=(POWER([.F7]/[.E7];1/([.F$1]-[.E$1]+0.01))-1)*100" office:value-type="float" office:value="0.60055438083535" calcext:value-type="float">
            <text:p>0,6</text:p>
          </table:table-cell>
          <table:table-cell table:style-name="ce7" table:formula="of:=(POWER([.G7]/[.F7];1/([.G$1]-[.F$1]+0.01))-1)*100" office:value-type="float" office:value="0.549442209696571" calcext:value-type="float">
            <text:p>0,5</text:p>
          </table:table-cell>
          <table:table-cell table:style-name="ce7" table:formula="of:=(([.$Q7]*[.L7])/([.$G7]-[.$F7]))" office:value-type="float" office:value="0.108264474817058" calcext:value-type="float">
            <text:p>0,1</text:p>
          </table:table-cell>
          <table:table-cell table:style-name="ce7" table:formula="of:=(([.$Q7]*[.M7])/([.$G7]-[.$F7]))" office:value-type="float" office:value="0.441177734879513" calcext:value-type="float">
            <text:p>0,4</text:p>
          </table:table-cell>
          <table:table-cell table:style-name="ce9" office:value-type="float" office:value="10276.686558" calcext:value-type="float">
            <text:p>10 277</text:p>
          </table:table-cell>
          <table:table-cell table:style-name="ce9" office:value-type="float" office:value="8523.44789" calcext:value-type="float">
            <text:p>8 523</text:p>
          </table:table-cell>
          <table:table-cell table:style-name="ce9" office:value-type="float" office:value="10821.661655" calcext:value-type="float">
            <text:p>10 822</text:p>
          </table:table-cell>
          <table:table-cell table:style-name="ce9" office:value-type="float" office:value="11479.912831" calcext:value-type="float">
            <text:p>11 480</text:p>
          </table:table-cell>
          <table:table-cell table:style-name="ce9" office:value-type="float" office:value="8280.54053" calcext:value-type="float">
            <text:p>8 281</text:p>
          </table:table-cell>
          <table:table-cell table:style-name="ce9" office:value-type="float" office:value="5188.750533" calcext:value-type="float">
            <text:p>5 189</text:p>
          </table:table-cell>
          <table:table-cell table:style-name="ce12" office:value-type="float" office:value="10560.0604446422" calcext:value-type="float">
            <text:p>10 560</text:p>
          </table:table-cell>
          <table:table-cell table:style-name="ce12" office:value-type="float" office:value="8249.8221547024" calcext:value-type="float">
            <text:p>8 250</text:p>
          </table:table-cell>
          <table:table-cell table:style-name="ce12" office:value-type="float" office:value="10435.1280528382" calcext:value-type="float">
            <text:p>10 435</text:p>
          </table:table-cell>
          <table:table-cell table:style-name="ce12" office:value-type="float" office:value="11505.7070933557" calcext:value-type="float">
            <text:p>11 506</text:p>
          </table:table-cell>
          <table:table-cell table:style-name="ce12" office:value-type="float" office:value="9522.7312489003" calcext:value-type="float">
            <text:p>9 523</text:p>
          </table:table-cell>
          <table:table-cell table:style-name="ce12" office:value-type="float" office:value="5819.5510055407" calcext:value-type="float">
            <text:p>5 820</text:p>
          </table:table-cell>
          <table:table-cell table:style-name="ce15" table:formula="of:=[.T7]/SUM([.$Z7:.$AE7])" office:value-type="float" office:value="0.18320800381516" calcext:value-type="float">
            <text:p>0,18</text:p>
          </table:table-cell>
          <table:table-cell table:style-name="ce15" table:formula="of:=[.U7]/SUM([.$Z7:.$AE7])" office:value-type="float" office:value="0.151952077621149" calcext:value-type="float">
            <text:p>0,15</text:p>
          </table:table-cell>
          <table:table-cell table:style-name="ce15" table:formula="of:=[.V7]/SUM([.$Z7:.$AE7])" office:value-type="float" office:value="0.192923567200969" calcext:value-type="float">
            <text:p>0,19</text:p>
          </table:table-cell>
          <table:table-cell table:style-name="ce15" table:formula="of:=[.W7]/SUM([.$Z7:.$AE7])" office:value-type="float" office:value="0.204658564009844" calcext:value-type="float">
            <text:p>0,20</text:p>
          </table:table-cell>
          <table:table-cell table:style-name="ce15" table:formula="of:=[.X7]/SUM([.$Z7:.$AE7])" office:value-type="float" office:value="0.147621637815824" calcext:value-type="float">
            <text:p>0,15</text:p>
          </table:table-cell>
          <table:table-cell table:style-name="ce15" table:formula="of:=[.Y7]/SUM([.$Z7:.$AE7])" office:value-type="float" office:value="0.0925026390637316" calcext:value-type="float">
            <text:p>0,09</text:p>
          </table:table-cell>
          <table:table-cell table:style-name="ce16" table:formula="of:=[.T7]/SUM([.$T7:.$Y7])" office:value-type="float" office:value="0.188317724772589" calcext:value-type="float">
            <text:p>0,19</text:p>
          </table:table-cell>
          <table:table-cell table:style-name="ce16" table:formula="of:=[.U7]/SUM([.$T7:.$Y7])" office:value-type="float" office:value="0.156190062312741" calcext:value-type="float">
            <text:p>0,16</text:p>
          </table:table-cell>
          <table:table-cell table:style-name="ce16" table:formula="of:=[.V7]/SUM([.$T7:.$Y7])" office:value-type="float" office:value="0.198304257858476" calcext:value-type="float">
            <text:p>0,20</text:p>
          </table:table-cell>
          <table:table-cell table:style-name="ce16" table:formula="of:=[.W7]/SUM([.$T7:.$Y7])" office:value-type="float" office:value="0.210366546913766" calcext:value-type="float">
            <text:p>0,21</text:p>
          </table:table-cell>
          <table:table-cell table:style-name="ce16" table:formula="of:=[.X7]/SUM([.$T7:.$Y7])" office:value-type="float" office:value="0.151738845365766" calcext:value-type="float">
            <text:p>0,15</text:p>
          </table:table-cell>
          <table:table-cell table:style-name="ce16" table:formula="of:=[.Y7]/SUM([.$T7:.$Y7])" office:value-type="float" office:value="0.0950825627766625" calcext:value-type="float">
            <text:p>0,10</text:p>
          </table:table-cell>
          <table:table-cell table:style-name="ce9" office:value-type="float" office:value="7443.3533298381" calcext:value-type="float">
            <text:p>7 443</text:p>
          </table:table-cell>
          <table:table-cell table:style-name="ce9" office:value-type="float" office:value="8817.0235378896" calcext:value-type="float">
            <text:p>8 817</text:p>
          </table:table-cell>
          <table:table-cell table:style-name="ce9" office:value-type="float" office:value="3505.3080726832" calcext:value-type="float">
            <text:p>3 505</text:p>
          </table:table-cell>
          <table:table-cell table:style-name="ce9" office:value-type="float" office:value="2983.8930004034" calcext:value-type="float">
            <text:p>2 984</text:p>
          </table:table-cell>
          <table:table-cell table:style-name="ce9" office:value-type="float" office:value="1011.2935669239" calcext:value-type="float">
            <text:p>1 011</text:p>
          </table:table-cell>
          <table:table-cell table:style-name="ce9" office:value-type="float" office:value="358.0731925816" calcext:value-type="float">
            <text:p>358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6462</text:p>
          </table:table-cell>
          <table:table-cell table:style-name="ce2" office:value-type="string" calcext:value-type="string">
            <text:p>CC Interco Normandie Sud Eure</text:p>
          </table:table-cell>
          <table:table-cell table:style-name="ce5" office:value-type="float" office:value="38573" calcext:value-type="float">
            <text:p>38573</text:p>
          </table:table-cell>
          <table:table-cell table:style-name="ce5" office:value-type="float" office:value="41889" calcext:value-type="float">
            <text:p>41889</text:p>
          </table:table-cell>
          <table:table-cell table:style-name="ce5" office:value-type="float" office:value="43760" calcext:value-type="float">
            <text:p>43760</text:p>
          </table:table-cell>
          <table:table-cell table:style-name="ce5" office:value-type="float" office:value="46846" calcext:value-type="float">
            <text:p>46846</text:p>
          </table:table-cell>
          <table:table-cell table:style-name="ce5" office:value-type="float" office:value="48679" calcext:value-type="float">
            <text:p>48679</text:p>
          </table:table-cell>
          <table:table-cell table:style-name="ce5" office:value-type="float" office:value="50.4064282977644" calcext:value-type="float">
            <text:p>50,4064282978</text:p>
          </table:table-cell>
          <table:table-cell table:style-name="ce5" office:value-type="float" office:value="0.0391282073175938" calcext:value-type="float">
            <text:p>0,0391282073</text:p>
          </table:table-cell>
          <table:table-cell table:style-name="ce5" office:value-type="float" office:value="3477" calcext:value-type="float">
            <text:p>3477</text:p>
          </table:table-cell>
          <table:table-cell table:style-name="ce5" office:value-type="float" office:value="3061" calcext:value-type="float">
            <text:p>3061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1417" calcext:value-type="float">
            <text:p>1417</text:p>
          </table:table-cell>
          <table:table-cell table:style-name="ce7" table:formula="of:=(POWER([.D8]/[.C8];1/([.D$1]-[.C$1]+0.01))-1)*100" office:value-type="float" office:value="1.0349155002207" calcext:value-type="float">
            <text:p>1,0</text:p>
          </table:table-cell>
          <table:table-cell table:style-name="ce7" table:formula="of:=(POWER([.E8]/[.D8];1/([.E$1]-[.D$1]+0.01))-1)*100" office:value-type="float" office:value="0.48616013398064" calcext:value-type="float">
            <text:p>0,5</text:p>
          </table:table-cell>
          <table:table-cell table:style-name="ce7" table:formula="of:=(POWER([.F8]/[.E8];1/([.F$1]-[.E$1]+0.01))-1)*100" office:value-type="float" office:value="0.759198910135406" calcext:value-type="float">
            <text:p>0,8</text:p>
          </table:table-cell>
          <table:table-cell table:style-name="ce7" table:formula="of:=(POWER([.G8]/[.F8];1/([.G$1]-[.F$1]+0.01))-1)*100" office:value-type="float" office:value="0.640680897487878" calcext:value-type="float">
            <text:p>0,6</text:p>
          </table:table-cell>
          <table:table-cell table:style-name="ce7" table:formula="of:=(([.$Q8]*[.L8])/([.$G8]-[.$F8]))" office:value-type="float" office:value="0.145402756876681" calcext:value-type="float">
            <text:p>0,1</text:p>
          </table:table-cell>
          <table:table-cell table:style-name="ce7" table:formula="of:=(([.$Q8]*[.M8])/([.$G8]-[.$F8]))" office:value-type="float" office:value="0.495278140611196" calcext:value-type="float">
            <text:p>0,5</text:p>
          </table:table-cell>
          <table:table-cell table:style-name="ce9" office:value-type="float" office:value="9009.352235" calcext:value-type="float">
            <text:p>9 009</text:p>
          </table:table-cell>
          <table:table-cell table:style-name="ce9" office:value-type="float" office:value="7365.151119" calcext:value-type="float">
            <text:p>7 365</text:p>
          </table:table-cell>
          <table:table-cell table:style-name="ce9" office:value-type="float" office:value="9485.00045" calcext:value-type="float">
            <text:p>9 485</text:p>
          </table:table-cell>
          <table:table-cell table:style-name="ce9" office:value-type="float" office:value="9980.357105" calcext:value-type="float">
            <text:p>9 980</text:p>
          </table:table-cell>
          <table:table-cell table:style-name="ce9" office:value-type="float" office:value="6700.421801" calcext:value-type="float">
            <text:p>6 700</text:p>
          </table:table-cell>
          <table:table-cell table:style-name="ce9" office:value-type="float" office:value="4305.717342" calcext:value-type="float">
            <text:p>4 306</text:p>
          </table:table-cell>
          <table:table-cell table:style-name="ce12" office:value-type="float" office:value="9547.3539293548" calcext:value-type="float">
            <text:p>9 547</text:p>
          </table:table-cell>
          <table:table-cell table:style-name="ce12" office:value-type="float" office:value="7166.9257421032" calcext:value-type="float">
            <text:p>7 167</text:p>
          </table:table-cell>
          <table:table-cell table:style-name="ce12" office:value-type="float" office:value="9271.9204714397" calcext:value-type="float">
            <text:p>9 272</text:p>
          </table:table-cell>
          <table:table-cell table:style-name="ce12" office:value-type="float" office:value="10100.7111432203" calcext:value-type="float">
            <text:p>10 101</text:p>
          </table:table-cell>
          <table:table-cell table:style-name="ce12" office:value-type="float" office:value="7693.8319765783" calcext:value-type="float">
            <text:p>7 694</text:p>
          </table:table-cell>
          <table:table-cell table:style-name="ce12" office:value-type="float" office:value="4591.2567373185" calcext:value-type="float">
            <text:p>4 591</text:p>
          </table:table-cell>
          <table:table-cell table:style-name="ce15" table:formula="of:=[.T8]/SUM([.$Z8:.$AE8])" office:value-type="float" office:value="0.186251389956943" calcext:value-type="float">
            <text:p>0,19</text:p>
          </table:table-cell>
          <table:table-cell table:style-name="ce15" table:formula="of:=[.U8]/SUM([.$Z8:.$AE8])" office:value-type="float" office:value="0.152260628442027" calcext:value-type="float">
            <text:p>0,15</text:p>
          </table:table-cell>
          <table:table-cell table:style-name="ce15" table:formula="of:=[.V8]/SUM([.$Z8:.$AE8])" office:value-type="float" office:value="0.196084521003827" calcext:value-type="float">
            <text:p>0,20</text:p>
          </table:table-cell>
          <table:table-cell table:style-name="ce15" table:formula="of:=[.W8]/SUM([.$Z8:.$AE8])" office:value-type="float" office:value="0.206325086930392" calcext:value-type="float">
            <text:p>0,21</text:p>
          </table:table-cell>
          <table:table-cell table:style-name="ce15" table:formula="of:=[.X8]/SUM([.$Z8:.$AE8])" office:value-type="float" office:value="0.138518601691019" calcext:value-type="float">
            <text:p>0,14</text:p>
          </table:table-cell>
          <table:table-cell table:style-name="ce15" table:formula="of:=[.Y8]/SUM([.$Z8:.$AE8])" office:value-type="float" office:value="0.0890125969982362" calcext:value-type="float">
            <text:p>0,09</text:p>
          </table:table-cell>
          <table:table-cell table:style-name="ce16" table:formula="of:=[.T8]/SUM([.$T8:.$Y8])" office:value-type="float" office:value="0.19231849517567" calcext:value-type="float">
            <text:p>0,19</text:p>
          </table:table-cell>
          <table:table-cell table:style-name="ce16" table:formula="of:=[.U8]/SUM([.$T8:.$Y8])" office:value-type="float" office:value="0.157220490774549" calcext:value-type="float">
            <text:p>0,16</text:p>
          </table:table-cell>
          <table:table-cell table:style-name="ce16" table:formula="of:=[.V8]/SUM([.$T8:.$Y8])" office:value-type="float" office:value="0.202471938681455" calcext:value-type="float">
            <text:p>0,20</text:p>
          </table:table-cell>
          <table:table-cell table:style-name="ce16" table:formula="of:=[.W8]/SUM([.$T8:.$Y8])" office:value-type="float" office:value="0.213046089184169" calcext:value-type="float">
            <text:p>0,21</text:p>
          </table:table-cell>
          <table:table-cell table:style-name="ce16" table:formula="of:=[.X8]/SUM([.$T8:.$Y8])" office:value-type="float" office:value="0.143030819996636" calcext:value-type="float">
            <text:p>0,14</text:p>
          </table:table-cell>
          <table:table-cell table:style-name="ce16" table:formula="of:=[.Y8]/SUM([.$T8:.$Y8])" office:value-type="float" office:value="0.0919121661875201" calcext:value-type="float">
            <text:p>0,09</text:p>
          </table:table-cell>
          <table:table-cell table:style-name="ce9" office:value-type="float" office:value="5924.8943316174" calcext:value-type="float">
            <text:p>5 925</text:p>
          </table:table-cell>
          <table:table-cell table:style-name="ce9" office:value-type="float" office:value="7142.6973461525" calcext:value-type="float">
            <text:p>7 143</text:p>
          </table:table-cell>
          <table:table-cell table:style-name="ce9" office:value-type="float" office:value="2900.7046036194" calcext:value-type="float">
            <text:p>2 901</text:p>
          </table:table-cell>
          <table:table-cell table:style-name="ce9" office:value-type="float" office:value="2722.7089232186" calcext:value-type="float">
            <text:p>2 723</text:p>
          </table:table-cell>
          <table:table-cell table:style-name="ce9" office:value-type="float" office:value="972.0001038307" calcext:value-type="float">
            <text:p>972</text:p>
          </table:table-cell>
          <table:table-cell table:style-name="ce9" office:value-type="float" office:value="354.862536674" calcext:value-type="float">
            <text:p>355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6827</text:p>
          </table:table-cell>
          <table:table-cell table:style-name="ce2" office:value-type="string" calcext:value-type="string">
            <text:p>CC du Pays de Honfleur-Beuzeville</text:p>
          </table:table-cell>
          <table:table-cell table:style-name="ce5" office:value-type="float" office:value="22539" calcext:value-type="float">
            <text:p>22539</text:p>
          </table:table-cell>
          <table:table-cell table:style-name="ce5" office:value-type="float" office:value="23739" calcext:value-type="float">
            <text:p>23739</text:p>
          </table:table-cell>
          <table:table-cell table:style-name="ce5" office:value-type="float" office:value="25110" calcext:value-type="float">
            <text:p>25110</text:p>
          </table:table-cell>
          <table:table-cell table:style-name="ce5" office:value-type="float" office:value="28191" calcext:value-type="float">
            <text:p>28191</text:p>
          </table:table-cell>
          <table:table-cell table:style-name="ce5" office:value-type="float" office:value="30078" calcext:value-type="float">
            <text:p>30078</text:p>
          </table:table-cell>
          <table:table-cell table:style-name="ce5" office:value-type="float" office:value="106.982038057976" calcext:value-type="float">
            <text:p>106,982038058</text:p>
          </table:table-cell>
          <table:table-cell table:style-name="ce5" office:value-type="float" office:value="0.0669362562519953" calcext:value-type="float">
            <text:p>0,0669362563</text:p>
          </table:table-cell>
          <table:table-cell table:style-name="ce5" office:value-type="float" office:value="2209" calcext:value-type="float">
            <text:p>2209</text:p>
          </table:table-cell>
          <table:table-cell table:style-name="ce5" office:value-type="float" office:value="1681" calcext:value-type="float">
            <text:p>1681</text:p>
          </table:table-cell>
          <table:table-cell table:style-name="ce5" office:value-type="float" office:value="528" calcext:value-type="float">
            <text:p>528</text:p>
          </table:table-cell>
          <table:table-cell table:style-name="ce5" office:value-type="float" office:value="1359" calcext:value-type="float">
            <text:p>1359</text:p>
          </table:table-cell>
          <table:table-cell table:style-name="ce7" table:formula="of:=(POWER([.D9]/[.C9];1/([.D$1]-[.C$1]+0.01))-1)*100" office:value-type="float" office:value="0.649693461497569" calcext:value-type="float">
            <text:p>0,6</text:p>
          </table:table-cell>
          <table:table-cell table:style-name="ce7" table:formula="of:=(POWER([.E9]/[.D9];1/([.E$1]-[.D$1]+0.01))-1)*100" office:value-type="float" office:value="0.625107824280624" calcext:value-type="float">
            <text:p>0,6</text:p>
          </table:table-cell>
          <table:table-cell table:style-name="ce7" table:formula="of:=(POWER([.F9]/[.E9];1/([.F$1]-[.E$1]+0.01))-1)*100" office:value-type="float" office:value="1.29282060565721" calcext:value-type="float">
            <text:p>1,3</text:p>
          </table:table-cell>
          <table:table-cell table:style-name="ce7" table:formula="of:=(POWER([.G9]/[.F9];1/([.G$1]-[.F$1]+0.01))-1)*100" office:value-type="float" office:value="1.08388903587657" calcext:value-type="float">
            <text:p>1,1</text:p>
          </table:table-cell>
          <table:table-cell table:style-name="ce7" table:formula="of:=(([.$Q9]*[.L9])/([.$G9]-[.$F9]))" office:value-type="float" office:value="0.303282146763556" calcext:value-type="float">
            <text:p>0,3</text:p>
          </table:table-cell>
          <table:table-cell table:style-name="ce7" table:formula="of:=(([.$Q9]*[.M9])/([.$G9]-[.$F9]))" office:value-type="float" office:value="0.780606889113017" calcext:value-type="float">
            <text:p>0,8</text:p>
          </table:table-cell>
          <table:table-cell table:style-name="ce9" office:value-type="float" office:value="5882.576183" calcext:value-type="float">
            <text:p>5 883</text:p>
          </table:table-cell>
          <table:table-cell table:style-name="ce9" office:value-type="float" office:value="4400.822514" calcext:value-type="float">
            <text:p>4 401</text:p>
          </table:table-cell>
          <table:table-cell table:style-name="ce9" office:value-type="float" office:value="6030.248304" calcext:value-type="float">
            <text:p>6 030</text:p>
          </table:table-cell>
          <table:table-cell table:style-name="ce9" office:value-type="float" office:value="5852.673956" calcext:value-type="float">
            <text:p>5 853</text:p>
          </table:table-cell>
          <table:table-cell table:style-name="ce9" office:value-type="float" office:value="3704.606923" calcext:value-type="float">
            <text:p>3 705</text:p>
          </table:table-cell>
          <table:table-cell table:style-name="ce9" office:value-type="float" office:value="2320.072112" calcext:value-type="float">
            <text:p>2 320</text:p>
          </table:table-cell>
          <table:table-cell table:style-name="ce12" office:value-type="float" office:value="5997.0312968213" calcext:value-type="float">
            <text:p>5 997</text:p>
          </table:table-cell>
          <table:table-cell table:style-name="ce12" office:value-type="float" office:value="4703.9516982132" calcext:value-type="float">
            <text:p>4 704</text:p>
          </table:table-cell>
          <table:table-cell table:style-name="ce12" office:value-type="float" office:value="5906.8041456507" calcext:value-type="float">
            <text:p>5 907</text:p>
          </table:table-cell>
          <table:table-cell table:style-name="ce12" office:value-type="float" office:value="6058.3233387245" calcext:value-type="float">
            <text:p>6 058</text:p>
          </table:table-cell>
          <table:table-cell table:style-name="ce12" office:value-type="float" office:value="4750.5920144706" calcext:value-type="float">
            <text:p>4 751</text:p>
          </table:table-cell>
          <table:table-cell table:style-name="ce12" office:value-type="float" office:value="2572.2975061216" calcext:value-type="float">
            <text:p>2 572</text:p>
          </table:table-cell>
          <table:table-cell table:style-name="ce15" table:formula="of:=[.T9]/SUM([.$Z9:.$AE9])" office:value-type="float" office:value="0.196157797292328" calcext:value-type="float">
            <text:p>0,20</text:p>
          </table:table-cell>
          <table:table-cell table:style-name="ce15" table:formula="of:=[.U9]/SUM([.$Z9:.$AE9])" office:value-type="float" office:value="0.146747891360156" calcext:value-type="float">
            <text:p>0,15</text:p>
          </table:table-cell>
          <table:table-cell table:style-name="ce15" table:formula="of:=[.V9]/SUM([.$Z9:.$AE9])" office:value-type="float" office:value="0.201082006869173" calcext:value-type="float">
            <text:p>0,20</text:p>
          </table:table-cell>
          <table:table-cell table:style-name="ce15" table:formula="of:=[.W9]/SUM([.$Z9:.$AE9])" office:value-type="float" office:value="0.195160690786609" calcext:value-type="float">
            <text:p>0,20</text:p>
          </table:table-cell>
          <table:table-cell table:style-name="ce15" table:formula="of:=[.X9]/SUM([.$Z9:.$AE9])" office:value-type="float" office:value="0.123532192570601" calcext:value-type="float">
            <text:p>0,12</text:p>
          </table:table-cell>
          <table:table-cell table:style-name="ce15" table:formula="of:=[.Y9]/SUM([.$Z9:.$AE9])" office:value-type="float" office:value="0.0773641039047602" calcext:value-type="float">
            <text:p>0,08</text:p>
          </table:table-cell>
          <table:table-cell table:style-name="ce16" table:formula="of:=[.T9]/SUM([.$T9:.$Y9])" office:value-type="float" office:value="0.208668588722264" calcext:value-type="float">
            <text:p>0,21</text:p>
          </table:table-cell>
          <table:table-cell table:style-name="ce16" table:formula="of:=[.U9]/SUM([.$T9:.$Y9])" office:value-type="float" office:value="0.156107357498807" calcext:value-type="float">
            <text:p>0,16</text:p>
          </table:table-cell>
          <table:table-cell table:style-name="ce16" table:formula="of:=[.V9]/SUM([.$T9:.$Y9])" office:value-type="float" office:value="0.213906860548092" calcext:value-type="float">
            <text:p>0,21</text:p>
          </table:table-cell>
          <table:table-cell table:style-name="ce16" table:formula="of:=[.W9]/SUM([.$T9:.$Y9])" office:value-type="float" office:value="0.207607887540735" calcext:value-type="float">
            <text:p>0,21</text:p>
          </table:table-cell>
          <table:table-cell table:style-name="ce16" table:formula="of:=[.X9]/SUM([.$T9:.$Y9])" office:value-type="float" office:value="0.131410979534294" calcext:value-type="float">
            <text:p>0,13</text:p>
          </table:table-cell>
          <table:table-cell table:style-name="ce16" table:formula="of:=[.Y9]/SUM([.$T9:.$Y9])" office:value-type="float" office:value="0.0822983261558081" calcext:value-type="float">
            <text:p>0,08</text:p>
          </table:table-cell>
          <table:table-cell table:style-name="ce9" office:value-type="float" office:value="3802.0707526436" calcext:value-type="float">
            <text:p>3 802</text:p>
          </table:table-cell>
          <table:table-cell table:style-name="ce9" office:value-type="float" office:value="4455.0198136371" calcext:value-type="float">
            <text:p>4 455</text:p>
          </table:table-cell>
          <table:table-cell table:style-name="ce9" office:value-type="float" office:value="1885.7762602456" calcext:value-type="float">
            <text:p>1 886</text:p>
          </table:table-cell>
          <table:table-cell table:style-name="ce9" office:value-type="float" office:value="1682.9334017316" calcext:value-type="float">
            <text:p>1 683</text:p>
          </table:table-cell>
          <table:table-cell table:style-name="ce9" office:value-type="float" office:value="617.9009469147" calcext:value-type="float">
            <text:p>618</text:p>
          </table:table-cell>
          <table:table-cell table:style-name="ce9" office:value-type="float" office:value="214.1972093156" calcext:value-type="float">
            <text:p>214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69730</text:p>
          </table:table-cell>
          <table:table-cell table:style-name="ce2" office:value-type="string" calcext:value-type="string">
            <text:p>CC des 4 Rivières</text:p>
          </table:table-cell>
          <table:table-cell table:style-name="ce5" office:value-type="float" office:value="25930" calcext:value-type="float">
            <text:p>25930</text:p>
          </table:table-cell>
          <table:table-cell table:style-name="ce5" office:value-type="float" office:value="26134" calcext:value-type="float">
            <text:p>26134</text:p>
          </table:table-cell>
          <table:table-cell table:style-name="ce5" office:value-type="float" office:value="27270" calcext:value-type="float">
            <text:p>27270</text:p>
          </table:table-cell>
          <table:table-cell table:style-name="ce5" office:value-type="float" office:value="29282" calcext:value-type="float">
            <text:p>29282</text:p>
          </table:table-cell>
          <table:table-cell table:style-name="ce5" office:value-type="float" office:value="30199" calcext:value-type="float">
            <text:p>30199</text:p>
          </table:table-cell>
          <table:table-cell table:style-name="ce5" office:value-type="float" office:value="49.3713930714274" calcext:value-type="float">
            <text:p>49,3713930714</text:p>
          </table:table-cell>
          <table:table-cell table:style-name="ce5" office:value-type="float" office:value="0.0313161669284885" calcext:value-type="float">
            <text:p>0,0313161669</text:p>
          </table:table-cell>
          <table:table-cell table:style-name="ce5" office:value-type="float" office:value="2069" calcext:value-type="float">
            <text:p>2069</text:p>
          </table:table-cell>
          <table:table-cell table:style-name="ce5" office:value-type="float" office:value="1966" calcext:value-type="float">
            <text:p>1966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814" calcext:value-type="float">
            <text:p>814</text:p>
          </table:table-cell>
          <table:table-cell table:style-name="ce7" table:formula="of:=(POWER([.D10]/[.C10];1/([.D$1]-[.C$1]+0.01))-1)*100" office:value-type="float" office:value="0.0978824431188796" calcext:value-type="float">
            <text:p>0,1</text:p>
          </table:table-cell>
          <table:table-cell table:style-name="ce7" table:formula="of:=(POWER([.E10]/[.D10];1/([.E$1]-[.D$1]+0.01))-1)*100" office:value-type="float" office:value="0.473370462856026" calcext:value-type="float">
            <text:p>0,5</text:p>
          </table:table-cell>
          <table:table-cell table:style-name="ce7" table:formula="of:=(POWER([.F10]/[.E10];1/([.F$1]-[.E$1]+0.01))-1)*100" office:value-type="float" office:value="0.793204758174437" calcext:value-type="float">
            <text:p>0,8</text:p>
          </table:table-cell>
          <table:table-cell table:style-name="ce7" table:formula="of:=(POWER([.G10]/[.F10];1/([.G$1]-[.F$1]+0.01))-1)*100" office:value-type="float" office:value="0.514393667361013" calcext:value-type="float">
            <text:p>0,5</text:p>
          </table:table-cell>
          <table:table-cell table:style-name="ce7" table:formula="of:=(([.$Q10]*[.L10])/([.$G10]-[.$F10]))" office:value-type="float" office:value="0.0577781327570167" calcext:value-type="float">
            <text:p>0,1</text:p>
          </table:table-cell>
          <table:table-cell table:style-name="ce7" table:formula="of:=(([.$Q10]*[.M10])/([.$G10]-[.$F10]))" office:value-type="float" office:value="0.456615534603996" calcext:value-type="float">
            <text:p>0,5</text:p>
          </table:table-cell>
          <table:table-cell table:style-name="ce9" office:value-type="float" office:value="5459.000231" calcext:value-type="float">
            <text:p>5 459</text:p>
          </table:table-cell>
          <table:table-cell table:style-name="ce9" office:value-type="float" office:value="4687.450537" calcext:value-type="float">
            <text:p>4 687</text:p>
          </table:table-cell>
          <table:table-cell table:style-name="ce9" office:value-type="float" office:value="5963.733751" calcext:value-type="float">
            <text:p>5 964</text:p>
          </table:table-cell>
          <table:table-cell table:style-name="ce9" office:value-type="float" office:value="5933.697628" calcext:value-type="float">
            <text:p>5 934</text:p>
          </table:table-cell>
          <table:table-cell table:style-name="ce9" office:value-type="float" office:value="4281.437299" calcext:value-type="float">
            <text:p>4 281</text:p>
          </table:table-cell>
          <table:table-cell table:style-name="ce9" office:value-type="float" office:value="2956.680559" calcext:value-type="float">
            <text:p>2 957</text:p>
          </table:table-cell>
          <table:table-cell table:style-name="ce12" office:value-type="float" office:value="5724.4140322503" calcext:value-type="float">
            <text:p>5 724</text:p>
          </table:table-cell>
          <table:table-cell table:style-name="ce12" office:value-type="float" office:value="4516.5814378853" calcext:value-type="float">
            <text:p>4 517</text:p>
          </table:table-cell>
          <table:table-cell table:style-name="ce12" office:value-type="float" office:value="5712.8182473565" calcext:value-type="float">
            <text:p>5 713</text:p>
          </table:table-cell>
          <table:table-cell table:style-name="ce12" office:value-type="float" office:value="6108.7458183094" calcext:value-type="float">
            <text:p>6 109</text:p>
          </table:table-cell>
          <table:table-cell table:style-name="ce12" office:value-type="float" office:value="4764.4806577918" calcext:value-type="float">
            <text:p>4 764</text:p>
          </table:table-cell>
          <table:table-cell table:style-name="ce12" office:value-type="float" office:value="3284.9598064021" calcext:value-type="float">
            <text:p>3 285</text:p>
          </table:table-cell>
          <table:table-cell table:style-name="ce15" table:formula="of:=[.T10]/SUM([.$Z10:.$AE10])" office:value-type="float" office:value="0.181289858893492" calcext:value-type="float">
            <text:p>0,18</text:p>
          </table:table-cell>
          <table:table-cell table:style-name="ce15" table:formula="of:=[.U10]/SUM([.$Z10:.$AE10])" office:value-type="float" office:value="0.155667193710173" calcext:value-type="float">
            <text:p>0,16</text:p>
          </table:table-cell>
          <table:table-cell table:style-name="ce15" table:formula="of:=[.V10]/SUM([.$Z10:.$AE10])" office:value-type="float" office:value="0.198051731900934" calcext:value-type="float">
            <text:p>0,20</text:p>
          </table:table-cell>
          <table:table-cell table:style-name="ce15" table:formula="of:=[.W10]/SUM([.$Z10:.$AE10])" office:value-type="float" office:value="0.197054251726916" calcext:value-type="float">
            <text:p>0,20</text:p>
          </table:table-cell>
          <table:table-cell table:style-name="ce15" table:formula="of:=[.X10]/SUM([.$Z10:.$AE10])" office:value-type="float" office:value="0.14218375727287" calcext:value-type="float">
            <text:p>0,14</text:p>
          </table:table-cell>
          <table:table-cell table:style-name="ce15" table:formula="of:=[.Y10]/SUM([.$Z10:.$AE10])" office:value-type="float" office:value="0.0981894447064443" calcext:value-type="float">
            <text:p>0,10</text:p>
          </table:table-cell>
          <table:table-cell table:style-name="ce16" table:formula="of:=[.T10]/SUM([.$T10:.$Y10])" office:value-type="float" office:value="0.186428530498868" calcext:value-type="float">
            <text:p>0,19</text:p>
          </table:table-cell>
          <table:table-cell table:style-name="ce16" table:formula="of:=[.U10]/SUM([.$T10:.$Y10])" office:value-type="float" office:value="0.160079589379127" calcext:value-type="float">
            <text:p>0,16</text:p>
          </table:table-cell>
          <table:table-cell table:style-name="ce16" table:formula="of:=[.V10]/SUM([.$T10:.$Y10])" office:value-type="float" office:value="0.203665519772614" calcext:value-type="float">
            <text:p>0,20</text:p>
          </table:table-cell>
          <table:table-cell table:style-name="ce16" table:formula="of:=[.W10]/SUM([.$T10:.$Y10])" office:value-type="float" office:value="0.202639765964989" calcext:value-type="float">
            <text:p>0,20</text:p>
          </table:table-cell>
          <table:table-cell table:style-name="ce16" table:formula="of:=[.X10]/SUM([.$T10:.$Y10])" office:value-type="float" office:value="0.146213964150978" calcext:value-type="float">
            <text:p>0,15</text:p>
          </table:table-cell>
          <table:table-cell table:style-name="ce16" table:formula="of:=[.Y10]/SUM([.$T10:.$Y10])" office:value-type="float" office:value="0.100972630233425" calcext:value-type="float">
            <text:p>0,10</text:p>
          </table:table-cell>
          <table:table-cell table:style-name="ce9" office:value-type="float" office:value="3932.6507078532" calcext:value-type="float">
            <text:p>3 933</text:p>
          </table:table-cell>
          <table:table-cell table:style-name="ce9" office:value-type="float" office:value="4703.3143139384" calcext:value-type="float">
            <text:p>4 703</text:p>
          </table:table-cell>
          <table:table-cell table:style-name="ce9" office:value-type="float" office:value="1719.0611712432" calcext:value-type="float">
            <text:p>1 719</text:p>
          </table:table-cell>
          <table:table-cell table:style-name="ce9" office:value-type="float" office:value="1614.2587507664" calcext:value-type="float">
            <text:p>1 614</text:p>
          </table:table-cell>
          <table:table-cell table:style-name="ce9" office:value-type="float" office:value="592.2594965796" calcext:value-type="float">
            <text:p>592</text:p>
          </table:table-cell>
          <table:table-cell table:style-name="ce9" office:value-type="float" office:value="209.2327540781" calcext:value-type="float">
            <text:p>209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70142</text:p>
          </table:table-cell>
          <table:table-cell table:style-name="ce2" office:value-type="string" calcext:value-type="string">
            <text:p>CC Lyons Andelle</text:p>
          </table:table-cell>
          <table:table-cell table:style-name="ce5" office:value-type="float" office:value="17577" calcext:value-type="float">
            <text:p>17577</text:p>
          </table:table-cell>
          <table:table-cell table:style-name="ce5" office:value-type="float" office:value="18270" calcext:value-type="float">
            <text:p>18270</text:p>
          </table:table-cell>
          <table:table-cell table:style-name="ce5" office:value-type="float" office:value="18909" calcext:value-type="float">
            <text:p>18909</text:p>
          </table:table-cell>
          <table:table-cell table:style-name="ce5" office:value-type="float" office:value="20309" calcext:value-type="float">
            <text:p>20309</text:p>
          </table:table-cell>
          <table:table-cell table:style-name="ce5" office:value-type="float" office:value="21297" calcext:value-type="float">
            <text:p>21297</text:p>
          </table:table-cell>
          <table:table-cell table:style-name="ce5" office:value-type="float" office:value="74.8839662447257" calcext:value-type="float">
            <text:p>74,8839662447</text:p>
          </table:table-cell>
          <table:table-cell table:style-name="ce5" office:value-type="float" office:value="0.0486483824905215" calcext:value-type="float">
            <text:p>0,0486483825</text:p>
          </table:table-cell>
          <table:table-cell table:style-name="ce5" office:value-type="float" office:value="1638" calcext:value-type="float">
            <text:p>1638</text:p>
          </table:table-cell>
          <table:table-cell table:style-name="ce5" office:value-type="float" office:value="1112" calcext:value-type="float">
            <text:p>1112</text:p>
          </table:table-cell>
          <table:table-cell table:style-name="ce5" office:value-type="float" office:value="526" calcext:value-type="float">
            <text:p>526</text:p>
          </table:table-cell>
          <table:table-cell table:style-name="ce5" office:value-type="float" office:value="462" calcext:value-type="float">
            <text:p>462</text:p>
          </table:table-cell>
          <table:table-cell table:style-name="ce7" table:formula="of:=(POWER([.D11]/[.C11];1/([.D$1]-[.C$1]+0.01))-1)*100" office:value-type="float" office:value="0.483927980940924" calcext:value-type="float">
            <text:p>0,5</text:p>
          </table:table-cell>
          <table:table-cell table:style-name="ce7" table:formula="of:=(POWER([.E11]/[.D11];1/([.E$1]-[.D$1]+0.01))-1)*100" office:value-type="float" office:value="0.382278536868785" calcext:value-type="float">
            <text:p>0,4</text:p>
          </table:table-cell>
          <table:table-cell table:style-name="ce7" table:formula="of:=(POWER([.F11]/[.E11];1/([.F$1]-[.E$1]+0.01))-1)*100" office:value-type="float" office:value="0.795893460469488" calcext:value-type="float">
            <text:p>0,8</text:p>
          </table:table-cell>
          <table:table-cell table:style-name="ce7" table:formula="of:=(POWER([.G11]/[.F11];1/([.G$1]-[.F$1]+0.01))-1)*100" office:value-type="float" office:value="0.793515809687184" calcext:value-type="float">
            <text:p>0,8</text:p>
          </table:table-cell>
          <table:table-cell table:style-name="ce7" table:formula="of:=(([.$Q11]*[.L11])/([.$G11]-[.$F11]))" office:value-type="float" office:value="0.422458821756537" calcext:value-type="float">
            <text:p>0,4</text:p>
          </table:table-cell>
          <table:table-cell table:style-name="ce7" table:formula="of:=(([.$Q11]*[.M11])/([.$G11]-[.$F11]))" office:value-type="float" office:value="0.371056987930647" calcext:value-type="float">
            <text:p>0,4</text:p>
          </table:table-cell>
          <table:table-cell table:style-name="ce9" office:value-type="float" office:value="3982.933253" calcext:value-type="float">
            <text:p>3 983</text:p>
          </table:table-cell>
          <table:table-cell table:style-name="ce9" office:value-type="float" office:value="3433.990303" calcext:value-type="float">
            <text:p>3 434</text:p>
          </table:table-cell>
          <table:table-cell table:style-name="ce9" office:value-type="float" office:value="4345.650928" calcext:value-type="float">
            <text:p>4 346</text:p>
          </table:table-cell>
          <table:table-cell table:style-name="ce9" office:value-type="float" office:value="4308.678245" calcext:value-type="float">
            <text:p>4 309</text:p>
          </table:table-cell>
          <table:table-cell table:style-name="ce9" office:value-type="float" office:value="2665.844936" calcext:value-type="float">
            <text:p>2 666</text:p>
          </table:table-cell>
          <table:table-cell table:style-name="ce9" office:value-type="float" office:value="1571.902352" calcext:value-type="float">
            <text:p>1 572</text:p>
          </table:table-cell>
          <table:table-cell table:style-name="ce12" office:value-type="float" office:value="4239.460029324" calcext:value-type="float">
            <text:p>4 239</text:p>
          </table:table-cell>
          <table:table-cell table:style-name="ce12" office:value-type="float" office:value="3422.6226100896" calcext:value-type="float">
            <text:p>3 423</text:p>
          </table:table-cell>
          <table:table-cell table:style-name="ce12" office:value-type="float" office:value="4233.8956242698" calcext:value-type="float">
            <text:p>4 234</text:p>
          </table:table-cell>
          <table:table-cell table:style-name="ce12" office:value-type="float" office:value="4395.5709770157" calcext:value-type="float">
            <text:p>4 396</text:p>
          </table:table-cell>
          <table:table-cell table:style-name="ce12" office:value-type="float" office:value="3232.0068442276" calcext:value-type="float">
            <text:p>3 232</text:p>
          </table:table-cell>
          <table:table-cell table:style-name="ce12" office:value-type="float" office:value="1778.4439150947" calcext:value-type="float">
            <text:p>1 778</text:p>
          </table:table-cell>
          <table:table-cell table:style-name="ce15" table:formula="of:=[.T11]/SUM([.$Z11:.$AE11])" office:value-type="float" office:value="0.186974615200263" calcext:value-type="float">
            <text:p>0,19</text:p>
          </table:table-cell>
          <table:table-cell table:style-name="ce15" table:formula="of:=[.U11]/SUM([.$Z11:.$AE11])" office:value-type="float" office:value="0.161205065392759" calcext:value-type="float">
            <text:p>0,16</text:p>
          </table:table-cell>
          <table:table-cell table:style-name="ce15" table:formula="of:=[.V11]/SUM([.$Z11:.$AE11])" office:value-type="float" office:value="0.204002015209634" calcext:value-type="float">
            <text:p>0,20</text:p>
          </table:table-cell>
          <table:table-cell table:style-name="ce15" table:formula="of:=[.W11]/SUM([.$Z11:.$AE11])" office:value-type="float" office:value="0.202266371467265" calcext:value-type="float">
            <text:p>0,20</text:p>
          </table:table-cell>
          <table:table-cell table:style-name="ce15" table:formula="of:=[.X11]/SUM([.$Z11:.$AE11])" office:value-type="float" office:value="0.125145288517384" calcext:value-type="float">
            <text:p>0,13</text:p>
          </table:table-cell>
          <table:table-cell table:style-name="ce15" table:formula="of:=[.Y11]/SUM([.$Z11:.$AE11])" office:value-type="float" office:value="0.0737913037272754" calcext:value-type="float">
            <text:p>0,07</text:p>
          </table:table-cell>
          <table:table-cell table:style-name="ce16" table:formula="of:=[.T11]/SUM([.$T11:.$Y11])" office:value-type="float" office:value="0.196116660084988" calcext:value-type="float">
            <text:p>0,20</text:p>
          </table:table-cell>
          <table:table-cell table:style-name="ce16" table:formula="of:=[.U11]/SUM([.$T11:.$Y11])" office:value-type="float" office:value="0.169087119017456" calcext:value-type="float">
            <text:p>0,17</text:p>
          </table:table-cell>
          <table:table-cell table:style-name="ce16" table:formula="of:=[.V11]/SUM([.$T11:.$Y11])" office:value-type="float" office:value="0.213976607630233" calcext:value-type="float">
            <text:p>0,21</text:p>
          </table:table-cell>
          <table:table-cell table:style-name="ce16" table:formula="of:=[.W11]/SUM([.$T11:.$Y11])" office:value-type="float" office:value="0.212156100319728" calcext:value-type="float">
            <text:p>0,21</text:p>
          </table:table-cell>
          <table:table-cell table:style-name="ce16" table:formula="of:=[.X11]/SUM([.$T11:.$Y11])" office:value-type="float" office:value="0.131264214573268" calcext:value-type="float">
            <text:p>0,13</text:p>
          </table:table-cell>
          <table:table-cell table:style-name="ce16" table:formula="of:=[.Y11]/SUM([.$T11:.$Y11])" office:value-type="float" office:value="0.0773992983743272" calcext:value-type="float">
            <text:p>0,08</text:p>
          </table:table-cell>
          <table:table-cell table:style-name="ce9" office:value-type="float" office:value="2241.9891949538" calcext:value-type="float">
            <text:p>2 242</text:p>
          </table:table-cell>
          <table:table-cell table:style-name="ce9" office:value-type="float" office:value="3124.1527472373" calcext:value-type="float">
            <text:p>3 124</text:p>
          </table:table-cell>
          <table:table-cell table:style-name="ce9" office:value-type="float" office:value="1540.5610735279" calcext:value-type="float">
            <text:p>1 541</text:p>
          </table:table-cell>
          <table:table-cell table:style-name="ce9" office:value-type="float" office:value="1261.0188543259" calcext:value-type="float">
            <text:p>1 261</text:p>
          </table:table-cell>
          <table:table-cell table:style-name="ce9" office:value-type="float" office:value="434.252296948" calcext:value-type="float">
            <text:p>434</text:p>
          </table:table-cell>
          <table:table-cell table:style-name="ce9" office:value-type="float" office:value="142.1188684324" calcext:value-type="float">
            <text:p>142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71454</text:p>
          </table:table-cell>
          <table:table-cell table:style-name="ce2" office:value-type="string" calcext:value-type="string">
            <text:p>CA Evreux Portes de Normandie</text:p>
          </table:table-cell>
          <table:table-cell table:style-name="ce5" office:value-type="float" office:value="81205" calcext:value-type="float">
            <text:p>81205</text:p>
          </table:table-cell>
          <table:table-cell table:style-name="ce5" office:value-type="float" office:value="92369" calcext:value-type="float">
            <text:p>92369</text:p>
          </table:table-cell>
          <table:table-cell table:style-name="ce5" office:value-type="float" office:value="96592" calcext:value-type="float">
            <text:p>96592</text:p>
          </table:table-cell>
          <table:table-cell table:style-name="ce5" office:value-type="float" office:value="100207" calcext:value-type="float">
            <text:p>100207</text:p>
          </table:table-cell>
          <table:table-cell table:style-name="ce5" office:value-type="float" office:value="101926" calcext:value-type="float">
            <text:p>101926</text:p>
          </table:table-cell>
          <table:table-cell table:style-name="ce5" office:value-type="float" office:value="192.081260364842" calcext:value-type="float">
            <text:p>192,0812603648</text:p>
          </table:table-cell>
          <table:table-cell table:style-name="ce5" office:value-type="float" office:value="0.0171544902052751" calcext:value-type="float">
            <text:p>0,0171544902</text:p>
          </table:table-cell>
          <table:table-cell table:style-name="ce5" office:value-type="float" office:value="8630" calcext:value-type="float">
            <text:p>8630</text:p>
          </table:table-cell>
          <table:table-cell table:style-name="ce5" office:value-type="float" office:value="4567" calcext:value-type="float">
            <text:p>4567</text:p>
          </table:table-cell>
          <table:table-cell table:style-name="ce5" office:value-type="float" office:value="4063" calcext:value-type="float">
            <text:p>4063</text:p>
          </table:table-cell>
          <table:table-cell table:style-name="ce5" office:value-type="float" office:value="-2344" calcext:value-type="float">
            <text:p>-2344</text:p>
          </table:table-cell>
          <table:table-cell table:style-name="ce7" table:formula="of:=(POWER([.D12]/[.C12];1/([.D$1]-[.C$1]+0.01))-1)*100" office:value-type="float" office:value="1.62117300949833" calcext:value-type="float">
            <text:p>1,6</text:p>
          </table:table-cell>
          <table:table-cell table:style-name="ce7" table:formula="of:=(POWER([.E12]/[.D12];1/([.E$1]-[.D$1]+0.01))-1)*100" office:value-type="float" office:value="0.497398282978234" calcext:value-type="float">
            <text:p>0,5</text:p>
          </table:table-cell>
          <table:table-cell table:style-name="ce7" table:formula="of:=(POWER([.F12]/[.E12];1/([.F$1]-[.E$1]+0.01))-1)*100" office:value-type="float" office:value="0.408625329953138" calcext:value-type="float">
            <text:p>0,4</text:p>
          </table:table-cell>
          <table:table-cell table:style-name="ce7" table:formula="of:=(POWER([.G12]/[.F12];1/([.G$1]-[.F$1]+0.01))-1)*100" office:value-type="float" office:value="0.283412725254895" calcext:value-type="float">
            <text:p>0,3</text:p>
          </table:table-cell>
          <table:table-cell table:style-name="ce7" table:formula="of:=(([.$Q12]*[.L12])/([.$G12]-[.$F12]))" office:value-type="float" office:value="0.669869635084722" calcext:value-type="float">
            <text:p>0,7</text:p>
          </table:table-cell>
          <table:table-cell table:style-name="ce7" table:formula="of:=(([.$Q12]*[.M12])/([.$G12]-[.$F12]))" office:value-type="float" office:value="-0.386456909829827" calcext:value-type="float">
            <text:p>-0,4</text:p>
          </table:table-cell>
          <table:table-cell table:style-name="ce9" office:value-type="float" office:value="20449.496075" calcext:value-type="float">
            <text:p>20 449</text:p>
          </table:table-cell>
          <table:table-cell table:style-name="ce9" office:value-type="float" office:value="20321.875733" calcext:value-type="float">
            <text:p>20 322</text:p>
          </table:table-cell>
          <table:table-cell table:style-name="ce9" office:value-type="float" office:value="20433.266124" calcext:value-type="float">
            <text:p>20 433</text:p>
          </table:table-cell>
          <table:table-cell table:style-name="ce9" office:value-type="float" office:value="20525.486501" calcext:value-type="float">
            <text:p>20 525</text:p>
          </table:table-cell>
          <table:table-cell table:style-name="ce9" office:value-type="float" office:value="11624.297986" calcext:value-type="float">
            <text:p>11 624</text:p>
          </table:table-cell>
          <table:table-cell table:style-name="ce9" office:value-type="float" office:value="6852.57755" calcext:value-type="float">
            <text:p>6 853</text:p>
          </table:table-cell>
          <table:table-cell table:style-name="ce12" office:value-type="float" office:value="20615.6754245578" calcext:value-type="float">
            <text:p>20 616</text:p>
          </table:table-cell>
          <table:table-cell table:style-name="ce12" office:value-type="float" office:value="19233.2994445826" calcext:value-type="float">
            <text:p>19 233</text:p>
          </table:table-cell>
          <table:table-cell table:style-name="ce12" office:value-type="float" office:value="20345.7885876125" calcext:value-type="float">
            <text:p>20 346</text:p>
          </table:table-cell>
          <table:table-cell table:style-name="ce12" office:value-type="float" office:value="20331.4904361429" calcext:value-type="float">
            <text:p>20 331</text:p>
          </table:table-cell>
          <table:table-cell table:style-name="ce12" office:value-type="float" office:value="13688.0725252094" calcext:value-type="float">
            <text:p>13 688</text:p>
          </table:table-cell>
          <table:table-cell table:style-name="ce12" office:value-type="float" office:value="7463.6735817111" calcext:value-type="float">
            <text:p>7 464</text:p>
          </table:table-cell>
          <table:table-cell table:style-name="ce15" table:formula="of:=[.T12]/SUM([.$Z12:.$AE12])" office:value-type="float" office:value="0.201120164391874" calcext:value-type="float">
            <text:p>0,20</text:p>
          </table:table-cell>
          <table:table-cell table:style-name="ce15" table:formula="of:=[.U12]/SUM([.$Z12:.$AE12])" office:value-type="float" office:value="0.199865022256896" calcext:value-type="float">
            <text:p>0,20</text:p>
          </table:table-cell>
          <table:table-cell table:style-name="ce15" table:formula="of:=[.V12]/SUM([.$Z12:.$AE12])" office:value-type="float" office:value="0.200960543323402" calcext:value-type="float">
            <text:p>0,20</text:p>
          </table:table-cell>
          <table:table-cell table:style-name="ce15" table:formula="of:=[.W12]/SUM([.$Z12:.$AE12])" office:value-type="float" office:value="0.201867527892337" calcext:value-type="float">
            <text:p>0,20</text:p>
          </table:table-cell>
          <table:table-cell table:style-name="ce15" table:formula="of:=[.X12]/SUM([.$Z12:.$AE12])" office:value-type="float" office:value="0.114324612856478" calcext:value-type="float">
            <text:p>0,11</text:p>
          </table:table-cell>
          <table:table-cell table:style-name="ce15" table:formula="of:=[.Y12]/SUM([.$Z12:.$AE12])" office:value-type="float" office:value="0.0673948892583684" calcext:value-type="float">
            <text:p>0,07</text:p>
          </table:table-cell>
          <table:table-cell table:style-name="ce16" table:formula="of:=[.T12]/SUM([.$T12:.$Y12])" office:value-type="float" office:value="0.204072530674766" calcext:value-type="float">
            <text:p>0,20</text:p>
          </table:table-cell>
          <table:table-cell table:style-name="ce16" table:formula="of:=[.U12]/SUM([.$T12:.$Y12])" office:value-type="float" office:value="0.202798963538343" calcext:value-type="float">
            <text:p>0,20</text:p>
          </table:table-cell>
          <table:table-cell table:style-name="ce16" table:formula="of:=[.V12]/SUM([.$T12:.$Y12])" office:value-type="float" office:value="0.203910566430701" calcext:value-type="float">
            <text:p>0,20</text:p>
          </table:table-cell>
          <table:table-cell table:style-name="ce16" table:formula="of:=[.W12]/SUM([.$T12:.$Y12])" office:value-type="float" office:value="0.20483086518257" calcext:value-type="float">
            <text:p>0,20</text:p>
          </table:table-cell>
          <table:table-cell table:style-name="ce16" table:formula="of:=[.X12]/SUM([.$T12:.$Y12])" office:value-type="float" office:value="0.116002853988205" calcext:value-type="float">
            <text:p>0,12</text:p>
          </table:table-cell>
          <table:table-cell table:style-name="ce16" table:formula="of:=[.Y12]/SUM([.$T12:.$Y12])" office:value-type="float" office:value="0.0683842201854153" calcext:value-type="float">
            <text:p>0,07</text:p>
          </table:table-cell>
          <table:table-cell table:style-name="ce9" office:value-type="float" office:value="14535.5163361199" calcext:value-type="float">
            <text:p>14 536</text:p>
          </table:table-cell>
          <table:table-cell table:style-name="ce9" office:value-type="float" office:value="14019.1509713993" calcext:value-type="float">
            <text:p>14 019</text:p>
          </table:table-cell>
          <table:table-cell table:style-name="ce9" office:value-type="float" office:value="6242.8470289539" calcext:value-type="float">
            <text:p>6 243</text:p>
          </table:table-cell>
          <table:table-cell table:style-name="ce9" office:value-type="float" office:value="5268.9394744369" calcext:value-type="float">
            <text:p>5 269</text:p>
          </table:table-cell>
          <table:table-cell table:style-name="ce9" office:value-type="float" office:value="2060.0617389135" calcext:value-type="float">
            <text:p>2 060</text:p>
          </table:table-cell>
          <table:table-cell table:style-name="ce9" office:value-type="float" office:value="899.8444383782" calcext:value-type="float">
            <text:p>900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71843</text:p>
          </table:table-cell>
          <table:table-cell table:style-name="ce2" office:value-type="string" calcext:value-type="string">
            <text:p>CC du Vexin Normand</text:p>
          </table:table-cell>
          <table:table-cell table:style-name="ce5" office:value-type="float" office:value="21815" calcext:value-type="float">
            <text:p>21815</text:p>
          </table:table-cell>
          <table:table-cell table:style-name="ce5" office:value-type="float" office:value="24538" calcext:value-type="float">
            <text:p>24538</text:p>
          </table:table-cell>
          <table:table-cell table:style-name="ce5" office:value-type="float" office:value="27357" calcext:value-type="float">
            <text:p>27357</text:p>
          </table:table-cell>
          <table:table-cell table:style-name="ce5" office:value-type="float" office:value="29918" calcext:value-type="float">
            <text:p>29918</text:p>
          </table:table-cell>
          <table:table-cell table:style-name="ce5" office:value-type="float" office:value="30647" calcext:value-type="float">
            <text:p>30647</text:p>
          </table:table-cell>
          <table:table-cell table:style-name="ce5" office:value-type="float" office:value="93.4103447224847" calcext:value-type="float">
            <text:p>93,4103447225</text:p>
          </table:table-cell>
          <table:table-cell table:style-name="ce5" office:value-type="float" office:value="0.0243666020455913" calcext:value-type="float">
            <text:p>0,024366602</text:p>
          </table:table-cell>
          <table:table-cell table:style-name="ce5" office:value-type="float" office:value="2263" calcext:value-type="float">
            <text:p>2263</text:p>
          </table:table-cell>
          <table:table-cell table:style-name="ce5" office:value-type="float" office:value="1654" calcext:value-type="float">
            <text:p>1654</text:p>
          </table:table-cell>
          <table:table-cell table:style-name="ce5" office:value-type="float" office:value="609" calcext:value-type="float">
            <text:p>609</text:p>
          </table:table-cell>
          <table:table-cell table:style-name="ce5" office:value-type="float" office:value="120" calcext:value-type="float">
            <text:p>120</text:p>
          </table:table-cell>
          <table:table-cell table:style-name="ce7" table:formula="of:=(POWER([.D13]/[.C13];1/([.D$1]-[.C$1]+0.01))-1)*100" office:value-type="float" office:value="1.47931364230398" calcext:value-type="float">
            <text:p>1,5</text:p>
          </table:table-cell>
          <table:table-cell table:style-name="ce7" table:formula="of:=(POWER([.E13]/[.D13];1/([.E$1]-[.D$1]+0.01))-1)*100" office:value-type="float" office:value="1.21430017437969" calcext:value-type="float">
            <text:p>1,2</text:p>
          </table:table-cell>
          <table:table-cell table:style-name="ce7" table:formula="of:=(POWER([.F13]/[.E13];1/([.F$1]-[.E$1]+0.01))-1)*100" office:value-type="float" office:value="0.998154747367441" calcext:value-type="float">
            <text:p>1,0</text:p>
          </table:table-cell>
          <table:table-cell table:style-name="ce7" table:formula="of:=(POWER([.G13]/[.F13];1/([.G$1]-[.F$1]+0.01))-1)*100" office:value-type="float" office:value="0.401376951629007" calcext:value-type="float">
            <text:p>0,4</text:p>
          </table:table-cell>
          <table:table-cell table:style-name="ce7" table:formula="of:=(([.$Q13]*[.L13])/([.$G13]-[.$F13]))" office:value-type="float" office:value="0.335306671525466" calcext:value-type="float">
            <text:p>0,3</text:p>
          </table:table-cell>
          <table:table-cell table:style-name="ce7" table:formula="of:=(([.$Q13]*[.M13])/([.$G13]-[.$F13]))" office:value-type="float" office:value="0.0660702801035402" calcext:value-type="float">
            <text:p>0,1</text:p>
          </table:table-cell>
          <table:table-cell table:style-name="ce9" office:value-type="float" office:value="6180.960863" calcext:value-type="float">
            <text:p>6 181</text:p>
          </table:table-cell>
          <table:table-cell table:style-name="ce9" office:value-type="float" office:value="5268.515374" calcext:value-type="float">
            <text:p>5 269</text:p>
          </table:table-cell>
          <table:table-cell table:style-name="ce9" office:value-type="float" office:value="6315.99971" calcext:value-type="float">
            <text:p>6 316</text:p>
          </table:table-cell>
          <table:table-cell table:style-name="ce9" office:value-type="float" office:value="6176.815489" calcext:value-type="float">
            <text:p>6 177</text:p>
          </table:table-cell>
          <table:table-cell table:style-name="ce9" office:value-type="float" office:value="3696.411776" calcext:value-type="float">
            <text:p>3 696</text:p>
          </table:table-cell>
          <table:table-cell table:style-name="ce9" office:value-type="float" office:value="2279.296788" calcext:value-type="float">
            <text:p>2 279</text:p>
          </table:table-cell>
          <table:table-cell table:style-name="ce12" office:value-type="float" office:value="6155.4625676419" calcext:value-type="float">
            <text:p>6 155</text:p>
          </table:table-cell>
          <table:table-cell table:style-name="ce12" office:value-type="float" office:value="5116.3843724287" calcext:value-type="float">
            <text:p>5 116</text:p>
          </table:table-cell>
          <table:table-cell table:style-name="ce12" office:value-type="float" office:value="5998.8250588176" calcext:value-type="float">
            <text:p>5 999</text:p>
          </table:table-cell>
          <table:table-cell table:style-name="ce12" office:value-type="float" office:value="6332.6754402364" calcext:value-type="float">
            <text:p>6 333</text:p>
          </table:table-cell>
          <table:table-cell table:style-name="ce12" office:value-type="float" office:value="4336.8736112822" calcext:value-type="float">
            <text:p>4 337</text:p>
          </table:table-cell>
          <table:table-cell table:style-name="ce12" office:value-type="float" office:value="2494.7789496259" calcext:value-type="float">
            <text:p>2 495</text:p>
          </table:table-cell>
          <table:table-cell table:style-name="ce15" table:formula="of:=[.T13]/SUM([.$Z13:.$AE13])" office:value-type="float" office:value="0.203087263446471" calcext:value-type="float">
            <text:p>0,20</text:p>
          </table:table-cell>
          <table:table-cell table:style-name="ce15" table:formula="of:=[.U13]/SUM([.$Z13:.$AE13])" office:value-type="float" office:value="0.173107125808915" calcext:value-type="float">
            <text:p>0,17</text:p>
          </table:table-cell>
          <table:table-cell table:style-name="ce15" table:formula="of:=[.V13]/SUM([.$Z13:.$AE13])" office:value-type="float" office:value="0.207524222441045" calcext:value-type="float">
            <text:p>0,21</text:p>
          </table:table-cell>
          <table:table-cell table:style-name="ce15" table:formula="of:=[.W13]/SUM([.$Z13:.$AE13])" office:value-type="float" office:value="0.202951059273644" calcext:value-type="float">
            <text:p>0,20</text:p>
          </table:table-cell>
          <table:table-cell table:style-name="ce15" table:formula="of:=[.X13]/SUM([.$Z13:.$AE13])" office:value-type="float" office:value="0.12145266226371" calcext:value-type="float">
            <text:p>0,12</text:p>
          </table:table-cell>
          <table:table-cell table:style-name="ce15" table:formula="of:=[.Y13]/SUM([.$Z13:.$AE13])" office:value-type="float" office:value="0.0748906452438821" calcext:value-type="float">
            <text:p>0,07</text:p>
          </table:table-cell>
          <table:table-cell table:style-name="ce16" table:formula="of:=[.T13]/SUM([.$T13:.$Y13])" office:value-type="float" office:value="0.206596726485728" calcext:value-type="float">
            <text:p>0,21</text:p>
          </table:table-cell>
          <table:table-cell table:style-name="ce16" table:formula="of:=[.U13]/SUM([.$T13:.$Y13])" office:value-type="float" office:value="0.176098515074537" calcext:value-type="float">
            <text:p>0,18</text:p>
          </table:table-cell>
          <table:table-cell table:style-name="ce16" table:formula="of:=[.V13]/SUM([.$T13:.$Y13])" office:value-type="float" office:value="0.211110358646968" calcext:value-type="float">
            <text:p>0,21</text:p>
          </table:table-cell>
          <table:table-cell table:style-name="ce16" table:formula="of:=[.W13]/SUM([.$T13:.$Y13])" office:value-type="float" office:value="0.206458168627582" calcext:value-type="float">
            <text:p>0,21</text:p>
          </table:table-cell>
          <table:table-cell table:style-name="ce16" table:formula="of:=[.X13]/SUM([.$T13:.$Y13])" office:value-type="float" office:value="0.123551433117187" calcext:value-type="float">
            <text:p>0,12</text:p>
          </table:table-cell>
          <table:table-cell table:style-name="ce16" table:formula="of:=[.Y13]/SUM([.$T13:.$Y13])" office:value-type="float" office:value="0.0761847980479979" calcext:value-type="float">
            <text:p>0,08</text:p>
          </table:table-cell>
          <table:table-cell table:style-name="ce9" office:value-type="float" office:value="3427.206207735" calcext:value-type="float">
            <text:p>3 427</text:p>
          </table:table-cell>
          <table:table-cell table:style-name="ce9" office:value-type="float" office:value="4230.6459040392" calcext:value-type="float">
            <text:p>4 231</text:p>
          </table:table-cell>
          <table:table-cell table:style-name="ce9" office:value-type="float" office:value="2008.8809654028" calcext:value-type="float">
            <text:p>2 009</text:p>
          </table:table-cell>
          <table:table-cell table:style-name="ce9" office:value-type="float" office:value="1628.6080350057" calcext:value-type="float">
            <text:p>1 629</text:p>
          </table:table-cell>
          <table:table-cell table:style-name="ce9" office:value-type="float" office:value="711.761945755" calcext:value-type="float">
            <text:p>712</text:p>
          </table:table-cell>
          <table:table-cell table:style-name="ce9" office:value-type="float" office:value="307.0560970286" calcext:value-type="float">
            <text:p>307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00072312</text:p>
          </table:table-cell>
          <table:table-cell table:style-name="ce2" office:value-type="string" calcext:value-type="string">
            <text:p>CA Seine Normandie Agglomération</text:p>
          </table:table-cell>
          <table:table-cell table:style-name="ce5" office:value-type="float" office:value="67980" calcext:value-type="float">
            <text:p>67980</text:p>
          </table:table-cell>
          <table:table-cell table:style-name="ce5" office:value-type="float" office:value="77194" calcext:value-type="float">
            <text:p>77194</text:p>
          </table:table-cell>
          <table:table-cell table:style-name="ce5" office:value-type="float" office:value="82099" calcext:value-type="float">
            <text:p>82099</text:p>
          </table:table-cell>
          <table:table-cell table:style-name="ce5" office:value-type="float" office:value="85323" calcext:value-type="float">
            <text:p>85323</text:p>
          </table:table-cell>
          <table:table-cell table:style-name="ce5" office:value-type="float" office:value="84779" calcext:value-type="float">
            <text:p>84779</text:p>
          </table:table-cell>
          <table:table-cell table:style-name="ce5" office:value-type="float" office:value="118.017428587338" calcext:value-type="float">
            <text:p>118,0174285873</text:p>
          </table:table-cell>
          <table:table-cell table:style-name="ce5" office:value-type="float" office:value="-0.00637577206614864" calcext:value-type="float">
            <text:p>-0,0063757721</text:p>
          </table:table-cell>
          <table:table-cell table:style-name="ce5" office:value-type="float" office:value="6355" calcext:value-type="float">
            <text:p>6355</text:p>
          </table:table-cell>
          <table:table-cell table:style-name="ce5" office:value-type="float" office:value="4164" calcext:value-type="float">
            <text:p>4164</text:p>
          </table:table-cell>
          <table:table-cell table:style-name="ce5" office:value-type="float" office:value="2191" calcext:value-type="float">
            <text:p>2191</text:p>
          </table:table-cell>
          <table:table-cell table:style-name="ce5" office:value-type="float" office:value="-2735" calcext:value-type="float">
            <text:p>-2735</text:p>
          </table:table-cell>
          <table:table-cell table:style-name="ce7" table:formula="of:=(POWER([.D14]/[.C14];1/([.D$1]-[.C$1]+0.01))-1)*100" office:value-type="float" office:value="1.59952641056624" calcext:value-type="float">
            <text:p>1,6</text:p>
          </table:table-cell>
          <table:table-cell table:style-name="ce7" table:formula="of:=(POWER([.E14]/[.D14];1/([.E$1]-[.D$1]+0.01))-1)*100" office:value-type="float" office:value="0.68607309749984" calcext:value-type="float">
            <text:p>0,7</text:p>
          </table:table-cell>
          <table:table-cell table:style-name="ce7" table:formula="of:=(POWER([.F14]/[.E14];1/([.F$1]-[.E$1]+0.01))-1)*100" office:value-type="float" office:value="0.428420308092958" calcext:value-type="float">
            <text:p>0,4</text:p>
          </table:table-cell>
          <table:table-cell table:style-name="ce7" table:formula="of:=(POWER([.G14]/[.F14];1/([.G$1]-[.F$1]+0.01))-1)*100" office:value-type="float" office:value="-0.106369080271407" calcext:value-type="float">
            <text:p>-0,1</text:p>
          </table:table-cell>
          <table:table-cell table:style-name="ce7" table:formula="of:=(([.$Q14]*[.L14])/([.$G14]-[.$F14]))" office:value-type="float" office:value="0.428409292048993" calcext:value-type="float">
            <text:p>0,4</text:p>
          </table:table-cell>
          <table:table-cell table:style-name="ce7" table:formula="of:=(([.$Q14]*[.M14])/([.$G14]-[.$F14]))" office:value-type="float" office:value="-0.5347783723204" calcext:value-type="float">
            <text:p>-0,5</text:p>
          </table:table-cell>
          <table:table-cell table:style-name="ce9" office:value-type="float" office:value="17695.476421" calcext:value-type="float">
            <text:p>17 695</text:p>
          </table:table-cell>
          <table:table-cell table:style-name="ce9" office:value-type="float" office:value="14816.419029" calcext:value-type="float">
            <text:p>14 816</text:p>
          </table:table-cell>
          <table:table-cell table:style-name="ce9" office:value-type="float" office:value="17542.662654" calcext:value-type="float">
            <text:p>17 543</text:p>
          </table:table-cell>
          <table:table-cell table:style-name="ce9" office:value-type="float" office:value="18522.957547" calcext:value-type="float">
            <text:p>18 523</text:p>
          </table:table-cell>
          <table:table-cell table:style-name="ce9" office:value-type="float" office:value="10637.588047" calcext:value-type="float">
            <text:p>10 638</text:p>
          </table:table-cell>
          <table:table-cell table:style-name="ce9" office:value-type="float" office:value="6107.896304" calcext:value-type="float">
            <text:p>6 108</text:p>
          </table:table-cell>
          <table:table-cell table:style-name="ce12" office:value-type="float" office:value="16906.5288816019" calcext:value-type="float">
            <text:p>16 907</text:p>
          </table:table-cell>
          <table:table-cell table:style-name="ce12" office:value-type="float" office:value="13963.0905446458" calcext:value-type="float">
            <text:p>13 963</text:p>
          </table:table-cell>
          <table:table-cell table:style-name="ce12" office:value-type="float" office:value="16302.4285097067" calcext:value-type="float">
            <text:p>16 302</text:p>
          </table:table-cell>
          <table:table-cell table:style-name="ce12" office:value-type="float" office:value="18110.8825569944" calcext:value-type="float">
            <text:p>18 111</text:p>
          </table:table-cell>
          <table:table-cell table:style-name="ce12" office:value-type="float" office:value="12713.0346420317" calcext:value-type="float">
            <text:p>12 713</text:p>
          </table:table-cell>
          <table:table-cell table:style-name="ce12" office:value-type="float" office:value="6865.0348649779" calcext:value-type="float">
            <text:p>6 865</text:p>
          </table:table-cell>
          <table:table-cell table:style-name="ce15" table:formula="of:=[.T14]/SUM([.$Z14:.$AE14])" office:value-type="float" office:value="0.208523072094468" calcext:value-type="float">
            <text:p>0,21</text:p>
          </table:table-cell>
          <table:table-cell table:style-name="ce15" table:formula="of:=[.U14]/SUM([.$Z14:.$AE14])" office:value-type="float" office:value="0.174596328454853" calcext:value-type="float">
            <text:p>0,17</text:p>
          </table:table-cell>
          <table:table-cell table:style-name="ce15" table:formula="of:=[.V14]/SUM([.$Z14:.$AE14])" office:value-type="float" office:value="0.206722318308865" calcext:value-type="float">
            <text:p>0,21</text:p>
          </table:table-cell>
          <table:table-cell table:style-name="ce15" table:formula="of:=[.W14]/SUM([.$Z14:.$AE14])" office:value-type="float" office:value="0.218274089947197" calcext:value-type="float">
            <text:p>0,22</text:p>
          </table:table-cell>
          <table:table-cell table:style-name="ce15" table:formula="of:=[.X14]/SUM([.$Z14:.$AE14])" office:value-type="float" office:value="0.125353083831268" calcext:value-type="float">
            <text:p>0,13</text:p>
          </table:table-cell>
          <table:table-cell table:style-name="ce15" table:formula="of:=[.Y14]/SUM([.$Z14:.$AE14])" office:value-type="float" office:value="0.0719753043683552" calcext:value-type="float">
            <text:p>0,07</text:p>
          </table:table-cell>
          <table:table-cell table:style-name="ce16" table:formula="of:=[.T14]/SUM([.$T14:.$Y14])" office:value-type="float" office:value="0.207393978418307" calcext:value-type="float">
            <text:p>0,21</text:p>
          </table:table-cell>
          <table:table-cell table:style-name="ce16" table:formula="of:=[.U14]/SUM([.$T14:.$Y14])" office:value-type="float" office:value="0.173650938535362" calcext:value-type="float">
            <text:p>0,17</text:p>
          </table:table-cell>
          <table:table-cell table:style-name="ce16" table:formula="of:=[.V14]/SUM([.$T14:.$Y14])" office:value-type="float" office:value="0.205602975207023" calcext:value-type="float">
            <text:p>0,21</text:p>
          </table:table-cell>
          <table:table-cell table:style-name="ce16" table:formula="of:=[.W14]/SUM([.$T14:.$Y14])" office:value-type="float" office:value="0.21709219725708" calcext:value-type="float">
            <text:p>0,22</text:p>
          </table:table-cell>
          <table:table-cell table:style-name="ce16" table:formula="of:=[.X14]/SUM([.$T14:.$Y14])" office:value-type="float" office:value="0.124674332205275" calcext:value-type="float">
            <text:p>0,12</text:p>
          </table:table-cell>
          <table:table-cell table:style-name="ce16" table:formula="of:=[.Y14]/SUM([.$T14:.$Y14])" office:value-type="float" office:value="0.0715855783769538" calcext:value-type="float">
            <text:p>0,07</text:p>
          </table:table-cell>
          <table:table-cell table:style-name="ce9" office:value-type="float" office:value="10254.0410675298" calcext:value-type="float">
            <text:p>10 254</text:p>
          </table:table-cell>
          <table:table-cell table:style-name="ce9" office:value-type="float" office:value="11862.6552487319" calcext:value-type="float">
            <text:p>11 863</text:p>
          </table:table-cell>
          <table:table-cell table:style-name="ce9" office:value-type="float" office:value="5359.2541644214" calcext:value-type="float">
            <text:p>5 359</text:p>
          </table:table-cell>
          <table:table-cell table:style-name="ce9" office:value-type="float" office:value="4753.021059121" calcext:value-type="float">
            <text:p>4 753</text:p>
          </table:table-cell>
          <table:table-cell table:style-name="ce9" office:value-type="float" office:value="1835.6778149491" calcext:value-type="float">
            <text:p>1 836</text:p>
          </table:table-cell>
          <table:table-cell table:style-name="ce9" office:value-type="float" office:value="807.5014317926" calcext:value-type="float">
            <text:p>808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42700276</text:p>
          </table:table-cell>
          <table:table-cell table:style-name="ce2" office:value-type="string" calcext:value-type="string">
            <text:p>CC du Pays de Conches</text:p>
          </table:table-cell>
          <table:table-cell table:style-name="ce5" office:value-type="float" office:value="12525" calcext:value-type="float">
            <text:p>12525</text:p>
          </table:table-cell>
          <table:table-cell table:style-name="ce5" office:value-type="float" office:value="14850" calcext:value-type="float">
            <text:p>14850</text:p>
          </table:table-cell>
          <table:table-cell table:style-name="ce5" office:value-type="float" office:value="16050" calcext:value-type="float">
            <text:p>16050</text:p>
          </table:table-cell>
          <table:table-cell table:style-name="ce5" office:value-type="float" office:value="18321" calcext:value-type="float">
            <text:p>18321</text:p>
          </table:table-cell>
          <table:table-cell table:style-name="ce5" office:value-type="float" office:value="18832" calcext:value-type="float">
            <text:p>18832</text:p>
          </table:table-cell>
          <table:table-cell table:style-name="ce5" office:value-type="float" office:value="72.4474878818189" calcext:value-type="float">
            <text:p>72,4474878818</text:p>
          </table:table-cell>
          <table:table-cell table:style-name="ce5" office:value-type="float" office:value="0.0278914906391573" calcext:value-type="float">
            <text:p>0,0278914906</text:p>
          </table:table-cell>
          <table:table-cell table:style-name="ce5" office:value-type="float" office:value="1371" calcext:value-type="float">
            <text:p>1371</text:p>
          </table:table-cell>
          <table:table-cell table:style-name="ce5" office:value-type="float" office:value="874" calcext:value-type="float">
            <text:p>874</text:p>
          </table:table-cell>
          <table:table-cell table:style-name="ce5" office:value-type="float" office:value="497" calcext:value-type="float">
            <text:p>497</text:p>
          </table:table-cell>
          <table:table-cell table:style-name="ce5" office:value-type="float" office:value="14" calcext:value-type="float">
            <text:p>14</text:p>
          </table:table-cell>
          <table:table-cell table:style-name="ce7" table:formula="of:=(POWER([.D15]/[.C15];1/([.D$1]-[.C$1]+0.01))-1)*100" office:value-type="float" office:value="2.14851322102232" calcext:value-type="float">
            <text:p>2,1</text:p>
          </table:table-cell>
          <table:table-cell table:style-name="ce7" table:formula="of:=(POWER([.E15]/[.D15];1/([.E$1]-[.D$1]+0.01))-1)*100" office:value-type="float" office:value="0.866204883978861" calcext:value-type="float">
            <text:p>0,9</text:p>
          </table:table-cell>
          <table:table-cell table:style-name="ce7" table:formula="of:=(POWER([.F15]/[.E15];1/([.F$1]-[.E$1]+0.01))-1)*100" office:value-type="float" office:value="1.47964227697117" calcext:value-type="float">
            <text:p>1,5</text:p>
          </table:table-cell>
          <table:table-cell table:style-name="ce7" table:formula="of:=(POWER([.G15]/[.F15];1/([.G$1]-[.F$1]+0.01))-1)*100" office:value-type="float" office:value="0.458779762459316" calcext:value-type="float">
            <text:p>0,5</text:p>
          </table:table-cell>
          <table:table-cell table:style-name="ce7" table:formula="of:=(([.$Q15]*[.L15])/([.$G15]-[.$F15]))" office:value-type="float" office:value="0.446210453898787" calcext:value-type="float">
            <text:p>0,4</text:p>
          </table:table-cell>
          <table:table-cell table:style-name="ce7" table:formula="of:=(([.$Q15]*[.M15])/([.$G15]-[.$F15]))" office:value-type="float" office:value="0.0125693085605292" calcext:value-type="float">
            <text:p>0,0</text:p>
          </table:table-cell>
          <table:table-cell table:style-name="ce9" office:value-type="float" office:value="3915.705491" calcext:value-type="float">
            <text:p>3 916</text:p>
          </table:table-cell>
          <table:table-cell table:style-name="ce9" office:value-type="float" office:value="3117.561344" calcext:value-type="float">
            <text:p>3 118</text:p>
          </table:table-cell>
          <table:table-cell table:style-name="ce9" office:value-type="float" office:value="4037.525474" calcext:value-type="float">
            <text:p>4 038</text:p>
          </table:table-cell>
          <table:table-cell table:style-name="ce9" office:value-type="float" office:value="3930.129554" calcext:value-type="float">
            <text:p>3 930</text:p>
          </table:table-cell>
          <table:table-cell table:style-name="ce9" office:value-type="float" office:value="2102.77831" calcext:value-type="float">
            <text:p>2 103</text:p>
          </table:table-cell>
          <table:table-cell table:style-name="ce9" office:value-type="float" office:value="1217.299807" calcext:value-type="float">
            <text:p>1 217</text:p>
          </table:table-cell>
          <table:table-cell table:style-name="ce12" office:value-type="float" office:value="4036.2809329462" calcext:value-type="float">
            <text:p>4 036</text:p>
          </table:table-cell>
          <table:table-cell table:style-name="ce12" office:value-type="float" office:value="2784.7648731616" calcext:value-type="float">
            <text:p>2 785</text:p>
          </table:table-cell>
          <table:table-cell table:style-name="ce12" office:value-type="float" office:value="3966.5015851359" calcext:value-type="float">
            <text:p>3 967</text:p>
          </table:table-cell>
          <table:table-cell table:style-name="ce12" office:value-type="float" office:value="3981.5577747975" calcext:value-type="float">
            <text:p>3 982</text:p>
          </table:table-cell>
          <table:table-cell table:style-name="ce12" office:value-type="float" office:value="2572.8950653403" calcext:value-type="float">
            <text:p>2 573</text:p>
          </table:table-cell>
          <table:table-cell table:style-name="ce12" office:value-type="float" office:value="1415.9997686204" calcext:value-type="float">
            <text:p>1 416</text:p>
          </table:table-cell>
          <table:table-cell table:style-name="ce15" table:formula="of:=[.T15]/SUM([.$Z15:.$AE15])" office:value-type="float" office:value="0.208748560134322" calcext:value-type="float">
            <text:p>0,21</text:p>
          </table:table-cell>
          <table:table-cell table:style-name="ce15" table:formula="of:=[.U15]/SUM([.$Z15:.$AE15])" office:value-type="float" office:value="0.166199026761898" calcext:value-type="float">
            <text:p>0,17</text:p>
          </table:table-cell>
          <table:table-cell table:style-name="ce15" table:formula="of:=[.V15]/SUM([.$Z15:.$AE15])" office:value-type="float" office:value="0.21524285499518" calcext:value-type="float">
            <text:p>0,22</text:p>
          </table:table-cell>
          <table:table-cell table:style-name="ce15" table:formula="of:=[.W15]/SUM([.$Z15:.$AE15])" office:value-type="float" office:value="0.209517515406739" calcext:value-type="float">
            <text:p>0,21</text:p>
          </table:table-cell>
          <table:table-cell table:style-name="ce15" table:formula="of:=[.X15]/SUM([.$Z15:.$AE15])" office:value-type="float" office:value="0.112100347051913" calcext:value-type="float">
            <text:p>0,11</text:p>
          </table:table-cell>
          <table:table-cell table:style-name="ce15" table:formula="of:=[.Y15]/SUM([.$Z15:.$AE15])" office:value-type="float" office:value="0.0648949678537092" calcext:value-type="float">
            <text:p>0,06</text:p>
          </table:table-cell>
          <table:table-cell table:style-name="ce16" table:formula="of:=[.T15]/SUM([.$T15:.$Y15])" office:value-type="float" office:value="0.213727716569759" calcext:value-type="float">
            <text:p>0,21</text:p>
          </table:table-cell>
          <table:table-cell table:style-name="ce16" table:formula="of:=[.U15]/SUM([.$T15:.$Y15])" office:value-type="float" office:value="0.170163274242851" calcext:value-type="float">
            <text:p>0,17</text:p>
          </table:table-cell>
          <table:table-cell table:style-name="ce16" table:formula="of:=[.V15]/SUM([.$T15:.$Y15])" office:value-type="float" office:value="0.220376916020279" calcext:value-type="float">
            <text:p>0,22</text:p>
          </table:table-cell>
          <table:table-cell table:style-name="ce16" table:formula="of:=[.W15]/SUM([.$T15:.$Y15])" office:value-type="float" office:value="0.214515013279313" calcext:value-type="float">
            <text:p>0,21</text:p>
          </table:table-cell>
          <table:table-cell table:style-name="ce16" table:formula="of:=[.X15]/SUM([.$T15:.$Y15])" office:value-type="float" office:value="0.114774210594153" calcext:value-type="float">
            <text:p>0,11</text:p>
          </table:table-cell>
          <table:table-cell table:style-name="ce16" table:formula="of:=[.Y15]/SUM([.$T15:.$Y15])" office:value-type="float" office:value="0.0664428692936443" calcext:value-type="float">
            <text:p>0,07</text:p>
          </table:table-cell>
          <table:table-cell table:style-name="ce9" office:value-type="float" office:value="2035.1962591166" calcext:value-type="float">
            <text:p>2 035</text:p>
          </table:table-cell>
          <table:table-cell table:style-name="ce9" office:value-type="float" office:value="2630.7597327882" calcext:value-type="float">
            <text:p>2 631</text:p>
          </table:table-cell>
          <table:table-cell table:style-name="ce9" office:value-type="float" office:value="1321.6472502948" calcext:value-type="float">
            <text:p>1 322</text:p>
          </table:table-cell>
          <table:table-cell table:style-name="ce9" office:value-type="float" office:value="1171.6024723704" calcext:value-type="float">
            <text:p>1 172</text:p>
          </table:table-cell>
          <table:table-cell table:style-name="ce9" office:value-type="float" office:value="402.5841062565" calcext:value-type="float">
            <text:p>403</text:p>
          </table:table-cell>
          <table:table-cell table:style-name="ce9" office:value-type="float" office:value="104.3601978141" calcext:value-type="float">
            <text:p>104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42700607</text:p>
          </table:table-cell>
          <table:table-cell table:style-name="ce2" office:value-type="string" calcext:value-type="string">
            <text:p>CC du Pays du Neubourg</text:p>
          </table:table-cell>
          <table:table-cell table:style-name="ce5" office:value-type="float" office:value="12540" calcext:value-type="float">
            <text:p>12540</text:p>
          </table:table-cell>
          <table:table-cell table:style-name="ce5" office:value-type="float" office:value="13973" calcext:value-type="float">
            <text:p>13973</text:p>
          </table:table-cell>
          <table:table-cell table:style-name="ce5" office:value-type="float" office:value="14753" calcext:value-type="float">
            <text:p>14753</text:p>
          </table:table-cell>
          <table:table-cell table:style-name="ce5" office:value-type="float" office:value="16569" calcext:value-type="float">
            <text:p>16569</text:p>
          </table:table-cell>
          <table:table-cell table:style-name="ce5" office:value-type="float" office:value="17897" calcext:value-type="float">
            <text:p>17897</text:p>
          </table:table-cell>
          <table:table-cell table:style-name="ce5" office:value-type="float" office:value="71.6596596596597" calcext:value-type="float">
            <text:p>71,6596596597</text:p>
          </table:table-cell>
          <table:table-cell table:style-name="ce5" office:value-type="float" office:value="0.080149677107852" calcext:value-type="float">
            <text:p>0,0801496771</text:p>
          </table:table-cell>
          <table:table-cell table:style-name="ce5" office:value-type="float" office:value="1245" calcext:value-type="float">
            <text:p>1245</text:p>
          </table:table-cell>
          <table:table-cell table:style-name="ce5" office:value-type="float" office:value="1006" calcext:value-type="float">
            <text:p>1006</text:p>
          </table:table-cell>
          <table:table-cell table:style-name="ce5" office:value-type="float" office:value="239" calcext:value-type="float">
            <text:p>239</text:p>
          </table:table-cell>
          <table:table-cell table:style-name="ce5" office:value-type="float" office:value="1089" calcext:value-type="float">
            <text:p>1089</text:p>
          </table:table-cell>
          <table:table-cell table:style-name="ce7" table:formula="of:=(POWER([.D16]/[.C16];1/([.D$1]-[.C$1]+0.01))-1)*100" office:value-type="float" office:value="1.36001869269589" calcext:value-type="float">
            <text:p>1,4</text:p>
          </table:table-cell>
          <table:table-cell table:style-name="ce7" table:formula="of:=(POWER([.E16]/[.D16];1/([.E$1]-[.D$1]+0.01))-1)*100" office:value-type="float" office:value="0.604701736534352" calcext:value-type="float">
            <text:p>0,6</text:p>
          </table:table-cell>
          <table:table-cell table:style-name="ce7" table:formula="of:=(POWER([.F16]/[.E16];1/([.F$1]-[.E$1]+0.01))-1)*100" office:value-type="float" office:value="1.29676022821388" calcext:value-type="float">
            <text:p>1,3</text:p>
          </table:table-cell>
          <table:table-cell table:style-name="ce7" table:formula="of:=(POWER([.G16]/[.F16];1/([.G$1]-[.F$1]+0.01))-1)*100" office:value-type="float" office:value="1.29111949069258" calcext:value-type="float">
            <text:p>1,3</text:p>
          </table:table-cell>
          <table:table-cell table:style-name="ce7" table:formula="of:=(([.$Q16]*[.L16])/([.$G16]-[.$F16]))" office:value-type="float" office:value="0.232362619183379" calcext:value-type="float">
            <text:p>0,2</text:p>
          </table:table-cell>
          <table:table-cell table:style-name="ce7" table:formula="of:=(([.$Q16]*[.M16])/([.$G16]-[.$F16]))" office:value-type="float" office:value="1.0587568715092" calcext:value-type="float">
            <text:p>1,1</text:p>
          </table:table-cell>
          <table:table-cell table:style-name="ce9" office:value-type="float" office:value="3422.634219" calcext:value-type="float">
            <text:p>3 423</text:p>
          </table:table-cell>
          <table:table-cell table:style-name="ce9" office:value-type="float" office:value="2671.409333" calcext:value-type="float">
            <text:p>2 671</text:p>
          </table:table-cell>
          <table:table-cell table:style-name="ce9" office:value-type="float" office:value="3750.080786" calcext:value-type="float">
            <text:p>3 750</text:p>
          </table:table-cell>
          <table:table-cell table:style-name="ce9" office:value-type="float" office:value="3497.719503" calcext:value-type="float">
            <text:p>3 498</text:p>
          </table:table-cell>
          <table:table-cell table:style-name="ce9" office:value-type="float" office:value="2004.958834" calcext:value-type="float">
            <text:p>2 005</text:p>
          </table:table-cell>
          <table:table-cell table:style-name="ce9" office:value-type="float" office:value="1222.197305" calcext:value-type="float">
            <text:p>1 222</text:p>
          </table:table-cell>
          <table:table-cell table:style-name="ce12" office:value-type="float" office:value="3709.5211391266" calcext:value-type="float">
            <text:p>3 710</text:p>
          </table:table-cell>
          <table:table-cell table:style-name="ce12" office:value-type="float" office:value="2709.2156489411" calcext:value-type="float">
            <text:p>2 709</text:p>
          </table:table-cell>
          <table:table-cell table:style-name="ce12" office:value-type="float" office:value="3832.5404953723" calcext:value-type="float">
            <text:p>3 833</text:p>
          </table:table-cell>
          <table:table-cell table:style-name="ce12" office:value-type="float" office:value="3673.3485222168" calcext:value-type="float">
            <text:p>3 673</text:p>
          </table:table-cell>
          <table:table-cell table:style-name="ce12" office:value-type="float" office:value="2470.6171499394" calcext:value-type="float">
            <text:p>2 471</text:p>
          </table:table-cell>
          <table:table-cell table:style-name="ce12" office:value-type="float" office:value="1396.7570444118" calcext:value-type="float">
            <text:p>1 397</text:p>
          </table:table-cell>
          <table:table-cell table:style-name="ce15" table:formula="of:=[.T16]/SUM([.$Z16:.$AE16])" office:value-type="float" office:value="0.192369279395147" calcext:value-type="float">
            <text:p>0,19</text:p>
          </table:table-cell>
          <table:table-cell table:style-name="ce15" table:formula="of:=[.U16]/SUM([.$Z16:.$AE16])" office:value-type="float" office:value="0.150146657655058" calcext:value-type="float">
            <text:p>0,15</text:p>
          </table:table-cell>
          <table:table-cell table:style-name="ce15" table:formula="of:=[.V16]/SUM([.$Z16:.$AE16])" office:value-type="float" office:value="0.210773425472028" calcext:value-type="float">
            <text:p>0,21</text:p>
          </table:table-cell>
          <table:table-cell table:style-name="ce15" table:formula="of:=[.W16]/SUM([.$Z16:.$AE16])" office:value-type="float" office:value="0.196589450483275" calcext:value-type="float">
            <text:p>0,20</text:p>
          </table:table-cell>
          <table:table-cell table:style-name="ce15" table:formula="of:=[.X16]/SUM([.$Z16:.$AE16])" office:value-type="float" office:value="0.112688783385741" calcext:value-type="float">
            <text:p>0,11</text:p>
          </table:table-cell>
          <table:table-cell table:style-name="ce15" table:formula="of:=[.Y16]/SUM([.$Z16:.$AE16])" office:value-type="float" office:value="0.068693643491426" calcext:value-type="float">
            <text:p>0,07</text:p>
          </table:table-cell>
          <table:table-cell table:style-name="ce16" table:formula="of:=[.T16]/SUM([.$T16:.$Y16])" office:value-type="float" office:value="0.206568545061945" calcext:value-type="float">
            <text:p>0,21</text:p>
          </table:table-cell>
          <table:table-cell table:style-name="ce16" table:formula="of:=[.U16]/SUM([.$T16:.$Y16])" office:value-type="float" office:value="0.161229364247968" calcext:value-type="float">
            <text:p>0,16</text:p>
          </table:table-cell>
          <table:table-cell table:style-name="ce16" table:formula="of:=[.V16]/SUM([.$T16:.$Y16])" office:value-type="float" office:value="0.226331147958635" calcext:value-type="float">
            <text:p>0,23</text:p>
          </table:table-cell>
          <table:table-cell table:style-name="ce16" table:formula="of:=[.W16]/SUM([.$T16:.$Y16])" office:value-type="float" office:value="0.211100217709096" calcext:value-type="float">
            <text:p>0,21</text:p>
          </table:table-cell>
          <table:table-cell table:style-name="ce16" table:formula="of:=[.X16]/SUM([.$T16:.$Y16])" office:value-type="float" office:value="0.121006629031332" calcext:value-type="float">
            <text:p>0,12</text:p>
          </table:table-cell>
          <table:table-cell table:style-name="ce16" table:formula="of:=[.Y16]/SUM([.$T16:.$Y16])" office:value-type="float" office:value="0.0737640959910243" calcext:value-type="float">
            <text:p>0,07</text:p>
          </table:table-cell>
          <table:table-cell table:style-name="ce9" office:value-type="float" office:value="1670.0668624853" calcext:value-type="float">
            <text:p>1 670</text:p>
          </table:table-cell>
          <table:table-cell table:style-name="ce9" office:value-type="float" office:value="2503.0218573194" calcext:value-type="float">
            <text:p>2 503</text:p>
          </table:table-cell>
          <table:table-cell table:style-name="ce9" office:value-type="float" office:value="1239.9630705997" calcext:value-type="float">
            <text:p>1 240</text:p>
          </table:table-cell>
          <table:table-cell table:style-name="ce9" office:value-type="float" office:value="1163.5493383089" calcext:value-type="float">
            <text:p>1 164</text:p>
          </table:table-cell>
          <table:table-cell table:style-name="ce9" office:value-type="float" office:value="382.5508916702" calcext:value-type="float">
            <text:p>383</text:p>
          </table:table-cell>
          <table:table-cell table:style-name="ce9" office:value-type="float" office:value="85.1863589857" calcext:value-type="float">
            <text:p>85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42700623</text:p>
          </table:table-cell>
          <table:table-cell table:style-name="ce2" office:value-type="string" calcext:value-type="string">
            <text:p>CC Eure-Madrie-Seine</text:p>
          </table:table-cell>
          <table:table-cell table:style-name="ce5" office:value-type="float" office:value="19215" calcext:value-type="float">
            <text:p>19215</text:p>
          </table:table-cell>
          <table:table-cell table:style-name="ce5" office:value-type="float" office:value="22879" calcext:value-type="float">
            <text:p>22879</text:p>
          </table:table-cell>
          <table:table-cell table:style-name="ce5" office:value-type="float" office:value="24327" calcext:value-type="float">
            <text:p>24327</text:p>
          </table:table-cell>
          <table:table-cell table:style-name="ce5" office:value-type="float" office:value="26952" calcext:value-type="float">
            <text:p>26952</text:p>
          </table:table-cell>
          <table:table-cell table:style-name="ce5" office:value-type="float" office:value="28916" calcext:value-type="float">
            <text:p>28916</text:p>
          </table:table-cell>
          <table:table-cell table:style-name="ce5" office:value-type="float" office:value="151.479909895751" calcext:value-type="float">
            <text:p>151,4799098958</text:p>
          </table:table-cell>
          <table:table-cell table:style-name="ce5" office:value-type="float" office:value="0.0728702879192639" calcext:value-type="float">
            <text:p>0,0728702879</text:p>
          </table:table-cell>
          <table:table-cell table:style-name="ce5" office:value-type="float" office:value="2371" calcext:value-type="float">
            <text:p>2371</text:p>
          </table:table-cell>
          <table:table-cell table:style-name="ce5" office:value-type="float" office:value="1237" calcext:value-type="float">
            <text:p>1237</text:p>
          </table:table-cell>
          <table:table-cell table:style-name="ce5" office:value-type="float" office:value="1134" calcext:value-type="float">
            <text:p>1134</text:p>
          </table:table-cell>
          <table:table-cell table:style-name="ce5" office:value-type="float" office:value="830" calcext:value-type="float">
            <text:p>830</text:p>
          </table:table-cell>
          <table:table-cell table:style-name="ce7" table:formula="of:=(POWER([.D17]/[.C17];1/([.D$1]-[.C$1]+0.01))-1)*100" office:value-type="float" office:value="2.20279026492682" calcext:value-type="float">
            <text:p>2,2</text:p>
          </table:table-cell>
          <table:table-cell table:style-name="ce7" table:formula="of:=(POWER([.E17]/[.D17];1/([.E$1]-[.D$1]+0.01))-1)*100" office:value-type="float" office:value="0.68342783816886" calcext:value-type="float">
            <text:p>0,7</text:p>
          </table:table-cell>
          <table:table-cell table:style-name="ce7" table:formula="of:=(POWER([.F17]/[.E17];1/([.F$1]-[.E$1]+0.01))-1)*100" office:value-type="float" office:value="1.14379107442986" calcext:value-type="float">
            <text:p>1,1</text:p>
          </table:table-cell>
          <table:table-cell table:style-name="ce7" table:formula="of:=(POWER([.G17]/[.F17];1/([.G$1]-[.F$1]+0.01))-1)*100" office:value-type="float" office:value="1.17721754702735" calcext:value-type="float">
            <text:p>1,2</text:p>
          </table:table-cell>
          <table:table-cell table:style-name="ce7" table:formula="of:=(([.$Q17]*[.L17])/([.$G17]-[.$F17]))" office:value-type="float" office:value="0.67971725984166" calcext:value-type="float">
            <text:p>0,7</text:p>
          </table:table-cell>
          <table:table-cell table:style-name="ce7" table:formula="of:=(([.$Q17]*[.M17])/([.$G17]-[.$F17]))" office:value-type="float" office:value="0.497500287185694" calcext:value-type="float">
            <text:p>0,5</text:p>
          </table:table-cell>
          <table:table-cell table:style-name="ce9" office:value-type="float" office:value="5817.205146" calcext:value-type="float">
            <text:p>5 817</text:p>
          </table:table-cell>
          <table:table-cell table:style-name="ce9" office:value-type="float" office:value="4764.939963" calcext:value-type="float">
            <text:p>4 765</text:p>
          </table:table-cell>
          <table:table-cell table:style-name="ce9" office:value-type="float" office:value="5873.34713" calcext:value-type="float">
            <text:p>5 873</text:p>
          </table:table-cell>
          <table:table-cell table:style-name="ce9" office:value-type="float" office:value="5619.842476" calcext:value-type="float">
            <text:p>5 620</text:p>
          </table:table-cell>
          <table:table-cell table:style-name="ce9" office:value-type="float" office:value="3264.143415" calcext:value-type="float">
            <text:p>3 264</text:p>
          </table:table-cell>
          <table:table-cell table:style-name="ce9" office:value-type="float" office:value="1612.52189" calcext:value-type="float">
            <text:p>1 613</text:p>
          </table:table-cell>
          <table:table-cell table:style-name="ce12" office:value-type="float" office:value="6307.9250001593" calcext:value-type="float">
            <text:p>6 308</text:p>
          </table:table-cell>
          <table:table-cell table:style-name="ce12" office:value-type="float" office:value="4527.9667147099" calcext:value-type="float">
            <text:p>4 528</text:p>
          </table:table-cell>
          <table:table-cell table:style-name="ce12" office:value-type="float" office:value="6104.240196153" calcext:value-type="float">
            <text:p>6 104</text:p>
          </table:table-cell>
          <table:table-cell table:style-name="ce12" office:value-type="float" office:value="5842.5164767516" calcext:value-type="float">
            <text:p>5 843</text:p>
          </table:table-cell>
          <table:table-cell table:style-name="ce12" office:value-type="float" office:value="4229.3483229543" calcext:value-type="float">
            <text:p>4 229</text:p>
          </table:table-cell>
          <table:table-cell table:style-name="ce12" office:value-type="float" office:value="1797.0032892527" calcext:value-type="float">
            <text:p>1 797</text:p>
          </table:table-cell>
          <table:table-cell table:style-name="ce15" table:formula="of:=[.T17]/SUM([.$Z17:.$AE17])" office:value-type="float" office:value="0.201923188795303" calcext:value-type="float">
            <text:p>0,20</text:p>
          </table:table-cell>
          <table:table-cell table:style-name="ce15" table:formula="of:=[.U17]/SUM([.$Z17:.$AE17])" office:value-type="float" office:value="0.16539761751547" calcext:value-type="float">
            <text:p>0,17</text:p>
          </table:table-cell>
          <table:table-cell table:style-name="ce15" table:formula="of:=[.V17]/SUM([.$Z17:.$AE17])" office:value-type="float" office:value="0.203871954250544" calcext:value-type="float">
            <text:p>0,20</text:p>
          </table:table-cell>
          <table:table-cell table:style-name="ce15" table:formula="of:=[.W17]/SUM([.$Z17:.$AE17])" office:value-type="float" office:value="0.195072459162197" calcext:value-type="float">
            <text:p>0,20</text:p>
          </table:table-cell>
          <table:table-cell table:style-name="ce15" table:formula="of:=[.X17]/SUM([.$Z17:.$AE17])" office:value-type="float" office:value="0.113302905862827" calcext:value-type="float">
            <text:p>0,11</text:p>
          </table:table-cell>
          <table:table-cell table:style-name="ce15" table:formula="of:=[.Y17]/SUM([.$Z17:.$AE17])" office:value-type="float" office:value="0.0559728518866005" calcext:value-type="float">
            <text:p>0,06</text:p>
          </table:table-cell>
          <table:table-cell table:style-name="ce16" table:formula="of:=[.T17]/SUM([.$T17:.$Y17])" office:value-type="float" office:value="0.215835750285073" calcext:value-type="float">
            <text:p>0,22</text:p>
          </table:table-cell>
          <table:table-cell table:style-name="ce16" table:formula="of:=[.U17]/SUM([.$T17:.$Y17])" office:value-type="float" office:value="0.176793557415558" calcext:value-type="float">
            <text:p>0,18</text:p>
          </table:table-cell>
          <table:table-cell table:style-name="ce16" table:formula="of:=[.V17]/SUM([.$T17:.$Y17])" office:value-type="float" office:value="0.217918786199229" calcext:value-type="float">
            <text:p>0,22</text:p>
          </table:table-cell>
          <table:table-cell table:style-name="ce16" table:formula="of:=[.W17]/SUM([.$T17:.$Y17])" office:value-type="float" office:value="0.208513003555571" calcext:value-type="float">
            <text:p>0,21</text:p>
          </table:table-cell>
          <table:table-cell table:style-name="ce16" table:formula="of:=[.X17]/SUM([.$T17:.$Y17])" office:value-type="float" office:value="0.121109506254742" calcext:value-type="float">
            <text:p>0,12</text:p>
          </table:table-cell>
          <table:table-cell table:style-name="ce16" table:formula="of:=[.Y17]/SUM([.$T17:.$Y17])" office:value-type="float" office:value="0.0598293962898268" calcext:value-type="float">
            <text:p>0,06</text:p>
          </table:table-cell>
          <table:table-cell table:style-name="ce9" office:value-type="float" office:value="2910.1163508019" calcext:value-type="float">
            <text:p>2 910</text:p>
          </table:table-cell>
          <table:table-cell table:style-name="ce9" office:value-type="float" office:value="3912.5359182585" calcext:value-type="float">
            <text:p>3 913</text:p>
          </table:table-cell>
          <table:table-cell table:style-name="ce9" office:value-type="float" office:value="1846.4657080609" calcext:value-type="float">
            <text:p>1 846</text:p>
          </table:table-cell>
          <table:table-cell table:style-name="ce9" office:value-type="float" office:value="1853.1211331983" calcext:value-type="float">
            <text:p>1 853</text:p>
          </table:table-cell>
          <table:table-cell table:style-name="ce9" office:value-type="float" office:value="611.9411577176" calcext:value-type="float">
            <text:p>612</text:p>
          </table:table-cell>
          <table:table-cell table:style-name="ce9" office:value-type="float" office:value="265.4729534103" calcext:value-type="float">
            <text:p>265</text:p>
          </table:table-cell>
          <table:table-cell table:style-name="ce18" table:number-columns-repeated="971"/>
          <table:table-cell table:number-columns-repeated="4"/>
        </table:table-row>
        <table:table-row table:style-name="ro2"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Eure</text:p>
          </table:table-cell>
          <table:table-cell table:style-name="ce5" office:value-type="float" office:value="462254" calcext:value-type="float">
            <text:p>462254</text:p>
          </table:table-cell>
          <table:table-cell table:style-name="ce5" office:value-type="float" office:value="513818" calcext:value-type="float">
            <text:p>513818</text:p>
          </table:table-cell>
          <table:table-cell table:style-name="ce5" office:value-type="float" office:value="541263" calcext:value-type="float">
            <text:p>541263</text:p>
          </table:table-cell>
          <table:table-cell table:style-name="ce5" office:value-type="float" office:value="577087" calcext:value-type="float">
            <text:p>577087</text:p>
          </table:table-cell>
          <table:table-cell table:style-name="ce5" office:value-type="float" office:value="598347" calcext:value-type="float">
            <text:p>598347</text:p>
          </table:table-cell>
          <table:table-cell table:style-name="ce5" office:value-type="float" office:value="99.066533109266" calcext:value-type="float">
            <text:p>99,0665331093</text:p>
          </table:table-cell>
          <table:table-cell table:style-name="ce5" office:value-type="float" office:value="3.68401991380849" calcext:value-type="float">
            <text:p>3,6840199138</text:p>
          </table:table-cell>
          <table:table-cell table:style-name="ce5" office:value-type="float" office:value="45912" calcext:value-type="float">
            <text:p>45912</text:p>
          </table:table-cell>
          <table:table-cell table:style-name="ce5" office:value-type="float" office:value="30311" calcext:value-type="float">
            <text:p>30311</text:p>
          </table:table-cell>
          <table:table-cell table:style-name="ce5" office:value-type="float" office:value="15601" calcext:value-type="float">
            <text:p>15601</text:p>
          </table:table-cell>
          <table:table-cell table:style-name="ce5" office:value-type="float" office:value="5659" calcext:value-type="float">
            <text:p>5659</text:p>
          </table:table-cell>
          <table:table-cell table:style-name="ce7" table:formula="of:=(POWER([.D18]/[.C18];1/([.D$1]-[.C$1]+0.01))-1)*100" office:value-type="float" office:value="1.32903627533563" calcext:value-type="float">
            <text:p>1,3</text:p>
          </table:table-cell>
          <table:table-cell table:style-name="ce7" table:formula="of:=(POWER([.E18]/[.D18];1/([.E$1]-[.D$1]+0.01))-1)*100" office:value-type="float" office:value="0.579209039154249" calcext:value-type="float">
            <text:p>0,6</text:p>
          </table:table-cell>
          <table:table-cell table:style-name="ce7" table:formula="of:=(POWER([.F18]/[.E18];1/([.F$1]-[.E$1]+0.01))-1)*100" office:value-type="float" office:value="0.713831360153239" calcext:value-type="float">
            <text:p>0,7</text:p>
          </table:table-cell>
          <table:table-cell table:style-name="ce7" table:formula="of:=(POWER([.G18]/[.F18];1/([.G$1]-[.F$1]+0.01))-1)*100" office:value-type="float" office:value="0.603775791378647" calcext:value-type="float">
            <text:p>0,6</text:p>
          </table:table-cell>
          <table:table-cell table:style-name="ce7" table:formula="of:=(([.$Q18]*[.L18])/([.$G18]-[.$F18]))" office:value-type="float" office:value="0.443062376354575" calcext:value-type="float">
            <text:p>0,4</text:p>
          </table:table-cell>
          <table:table-cell table:style-name="ce7" table:formula="of:=(([.$Q18]*[.M18])/([.$G18]-[.$F18]))" office:value-type="float" office:value="0.160713415024072" calcext:value-type="float">
            <text:p>0,2</text:p>
          </table:table-cell>
          <table:table-cell table:style-name="ce9" office:value-type="float" office:value="117341.849638" calcext:value-type="float">
            <text:p>117 342</text:p>
          </table:table-cell>
          <table:table-cell table:style-name="ce9" office:value-type="float" office:value="101273.064337" calcext:value-type="float">
            <text:p>101 273</text:p>
          </table:table-cell>
          <table:table-cell table:style-name="ce9" office:value-type="float" office:value="120774.358711" calcext:value-type="float">
            <text:p>120 774</text:p>
          </table:table-cell>
          <table:table-cell table:style-name="ce9" office:value-type="float" office:value="120924.883618" calcext:value-type="float">
            <text:p>120 925</text:p>
          </table:table-cell>
          <table:table-cell table:style-name="ce9" office:value-type="float" office:value="73597.600875" calcext:value-type="float">
            <text:p>73 598</text:p>
          </table:table-cell>
          <table:table-cell table:style-name="ce9" office:value-type="float" office:value="43175.242848" calcext:value-type="float">
            <text:p>43 175</text:p>
          </table:table-cell>
          <table:table-cell table:style-name="ce12" office:value-type="float" office:value="121190.864471332" calcext:value-type="float">
            <text:p>121 191</text:p>
          </table:table-cell>
          <table:table-cell table:style-name="ce12" office:value-type="float" office:value="97306.2710321172" calcext:value-type="float">
            <text:p>97 306</text:p>
          </table:table-cell>
          <table:table-cell table:style-name="ce12" office:value-type="float" office:value="119012.621257303" calcext:value-type="float">
            <text:p>119 013</text:p>
          </table:table-cell>
          <table:table-cell table:style-name="ce12" office:value-type="float" office:value="121932.060306955" calcext:value-type="float">
            <text:p>121 932</text:p>
          </table:table-cell>
          <table:table-cell table:style-name="ce12" office:value-type="float" office:value="87890.2382268235" calcext:value-type="float">
            <text:p>87 890</text:p>
          </table:table-cell>
          <table:table-cell table:style-name="ce12" office:value-type="float" office:value="47710.9447053171" calcext:value-type="float">
            <text:p>47 711</text:p>
          </table:table-cell>
          <table:table-cell table:style-name="ce15" table:formula="of:=[.T18]/SUM([.$Z18:.$AE18])" office:value-type="float" office:value="0.197198941316896" calcext:value-type="float">
            <text:p>0,20</text:p>
          </table:table-cell>
          <table:table-cell table:style-name="ce15" table:formula="of:=[.U18]/SUM([.$Z18:.$AE18])" office:value-type="float" office:value="0.170194531045699" calcext:value-type="float">
            <text:p>0,17</text:p>
          </table:table-cell>
          <table:table-cell table:style-name="ce15" table:formula="of:=[.V18]/SUM([.$Z18:.$AE18])" office:value-type="float" office:value="0.202967447245041" calcext:value-type="float">
            <text:p>0,20</text:p>
          </table:table-cell>
          <table:table-cell table:style-name="ce15" table:formula="of:=[.W18]/SUM([.$Z18:.$AE18])" office:value-type="float" office:value="0.203220412000529" calcext:value-type="float">
            <text:p>0,20</text:p>
          </table:table-cell>
          <table:table-cell table:style-name="ce15" table:formula="of:=[.X18]/SUM([.$Z18:.$AE18])" office:value-type="float" office:value="0.123684508304473" calcext:value-type="float">
            <text:p>0,12</text:p>
          </table:table-cell>
          <table:table-cell table:style-name="ce15" table:formula="of:=[.Y18]/SUM([.$Z18:.$AE18])" office:value-type="float" office:value="0.0725581896569005" calcext:value-type="float">
            <text:p>0,07</text:p>
          </table:table-cell>
          <table:table-cell table:style-name="ce16" table:formula="of:=[.T18]/SUM([.$T18:.$Y18])" office:value-type="float" office:value="0.203334765178405" calcext:value-type="float">
            <text:p>0,20</text:p>
          </table:table-cell>
          <table:table-cell table:style-name="ce16" table:formula="of:=[.U18]/SUM([.$T18:.$Y18])" office:value-type="float" office:value="0.175490115584412" calcext:value-type="float">
            <text:p>0,18</text:p>
          </table:table-cell>
          <table:table-cell table:style-name="ce16" table:formula="of:=[.V18]/SUM([.$T18:.$Y18])" office:value-type="float" office:value="0.209282757548427" calcext:value-type="float">
            <text:p>0,21</text:p>
          </table:table-cell>
          <table:table-cell table:style-name="ce16" table:formula="of:=[.W18]/SUM([.$T18:.$Y18])" office:value-type="float" office:value="0.209543593275091" calcext:value-type="float">
            <text:p>0,21</text:p>
          </table:table-cell>
          <table:table-cell table:style-name="ce16" table:formula="of:=[.X18]/SUM([.$T18:.$Y18])" office:value-type="float" office:value="0.12753293848511" calcext:value-type="float">
            <text:p>0,13</text:p>
          </table:table-cell>
          <table:table-cell table:style-name="ce16" table:formula="of:=[.Y18]/SUM([.$T18:.$Y18])" office:value-type="float" office:value="0.0748158299285549" calcext:value-type="float">
            <text:p>0,07</text:p>
          </table:table-cell>
          <table:table-cell table:style-name="ce9" office:value-type="float" office:value="70861.8121422168" calcext:value-type="float">
            <text:p>70 862</text:p>
          </table:table-cell>
          <table:table-cell table:style-name="ce9" office:value-type="float" office:value="85027.6657615238" calcext:value-type="float">
            <text:p>85 028</text:p>
          </table:table-cell>
          <table:table-cell table:style-name="ce9" office:value-type="float" office:value="38255.6319621813" calcext:value-type="float">
            <text:p>38 256</text:p>
          </table:table-cell>
          <table:table-cell table:style-name="ce9" office:value-type="float" office:value="33851.5407065554" calcext:value-type="float">
            <text:p>33 852</text:p>
          </table:table-cell>
          <table:table-cell table:style-name="ce9" office:value-type="float" office:value="12294.8014968233" calcext:value-type="float">
            <text:p>12 295</text:p>
          </table:table-cell>
          <table:table-cell table:style-name="ce9" office:value-type="float" office:value="4685.5067144108" calcext:value-type="float">
            <text:p>4 686</text:p>
          </table:table-cell>
          <table:table-cell table:style-name="ce18" table:number-columns-repeated="971"/>
          <table:table-cell table:number-columns-repeated="4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ormandie</text:p>
          </table:table-cell>
          <table:table-cell table:style-name="ce6" office:value-type="float" office:value="3006341" calcext:value-type="float">
            <text:p>3006341</text:p>
          </table:table-cell>
          <table:table-cell table:style-name="ce6" office:value-type="float" office:value="3128565" calcext:value-type="float">
            <text:p>3128565</text:p>
          </table:table-cell>
          <table:table-cell table:style-name="ce6" office:value-type="float" office:value="3202875" calcext:value-type="float">
            <text:p>3202875</text:p>
          </table:table-cell>
          <table:table-cell table:style-name="ce6" office:value-type="float" office:value="3293189" calcext:value-type="float">
            <text:p>3293189</text:p>
          </table:table-cell>
          <table:table-cell table:style-name="ce6" office:value-type="float" office:value="3335645" calcext:value-type="float">
            <text:p>3335645</text:p>
          </table:table-cell>
          <table:table-cell table:style-name="ce5" office:value-type="float" office:value="111.567496153589" calcext:value-type="float">
            <text:p>111,5674961536</text:p>
          </table:table-cell>
          <table:table-cell table:style-name="ce5" office:value-type="float" office:value="1.28920629821125" calcext:value-type="float">
            <text:p>1,2892062982</text:p>
          </table:table-cell>
          <table:table-cell table:style-name="ce5" office:value-type="float" office:value="238496" calcext:value-type="float">
            <text:p>238496</text:p>
          </table:table-cell>
          <table:table-cell table:style-name="ce5" office:value-type="float" office:value="184295" calcext:value-type="float">
            <text:p>184295</text:p>
          </table:table-cell>
          <table:table-cell table:style-name="ce5" office:value-type="float" office:value="54201" calcext:value-type="float">
            <text:p>54201</text:p>
          </table:table-cell>
          <table:table-cell table:style-name="ce5" office:value-type="float" office:value="-11745" calcext:value-type="float">
            <text:p>-11745</text:p>
          </table:table-cell>
          <table:table-cell table:style-name="ce7" table:formula="of:=(POWER([.D19]/[.C19];1/([.D$1]-[.C$1]+0.01))-1)*100" office:value-type="float" office:value="0.498751609338366" calcext:value-type="float">
            <text:p>0,5</text:p>
          </table:table-cell>
          <table:table-cell table:style-name="ce7" table:formula="of:=(POWER([.E19]/[.D19];1/([.E$1]-[.D$1]+0.01))-1)*100" office:value-type="float" office:value="0.260876996170367" calcext:value-type="float">
            <text:p>0,3</text:p>
          </table:table-cell>
          <table:table-cell table:style-name="ce7" table:formula="of:=(POWER([.F19]/[.E19];1/([.F$1]-[.E$1]+0.01))-1)*100" office:value-type="float" office:value="0.309106633246126" calcext:value-type="float">
            <text:p>0,3</text:p>
          </table:table-cell>
          <table:table-cell table:style-name="ce7" table:formula="of:=(POWER([.G19]/[.F19];1/([.G$1]-[.F$1]+0.01))-1)*100" office:value-type="float" office:value="0.213366533495329" calcext:value-type="float">
            <text:p>0,2</text:p>
          </table:table-cell>
          <table:table-cell table:style-name="ce7" table:formula="of:=(([.$Q19]*[.L19])/([.$G19]-[.$F19]))" office:value-type="float" office:value="0.272392111408996" calcext:value-type="float">
            <text:p>0,3</text:p>
          </table:table-cell>
          <table:table-cell table:style-name="ce7" table:formula="of:=(([.$Q19]*[.M19])/([.$G19]-[.$F19]))" office:value-type="float" office:value="-0.059025577913667" calcext:value-type="float">
            <text:p>-0,1</text:p>
          </table:table-cell>
          <table:table-cell table:style-name="ce10" office:value-type="float" office:value="616567.126635" calcext:value-type="float">
            <text:p>616 567</text:p>
          </table:table-cell>
          <table:table-cell table:style-name="ce10" office:value-type="float" office:value="608174.773628" calcext:value-type="float">
            <text:p>608 175</text:p>
          </table:table-cell>
          <table:table-cell table:style-name="ce10" office:value-type="float" office:value="646904.886865" calcext:value-type="float">
            <text:p>646 905</text:p>
          </table:table-cell>
          <table:table-cell table:style-name="ce10" office:value-type="float" office:value="683145.928956" calcext:value-type="float">
            <text:p>683 146</text:p>
          </table:table-cell>
          <table:table-cell table:style-name="ce10" office:value-type="float" office:value="445961.460513" calcext:value-type="float">
            <text:p>445 961</text:p>
          </table:table-cell>
          <table:table-cell table:style-name="ce10" office:value-type="float" office:value="292337.82345" calcext:value-type="float">
            <text:p>292 338</text:p>
          </table:table-cell>
          <table:table-cell table:style-name="ce13" office:value-type="float" office:value="616979.088346995" calcext:value-type="float">
            <text:p>616 979</text:p>
          </table:table-cell>
          <table:table-cell table:style-name="ce13" office:value-type="float" office:value="582520.709431191" calcext:value-type="float">
            <text:p>582 521</text:p>
          </table:table-cell>
          <table:table-cell table:style-name="ce13" office:value-type="float" office:value="616463.428146116" calcext:value-type="float">
            <text:p>616 463</text:p>
          </table:table-cell>
          <table:table-cell table:style-name="ce13" office:value-type="float" office:value="675054.793075565" calcext:value-type="float">
            <text:p>675 055</text:p>
          </table:table-cell>
          <table:table-cell table:style-name="ce13" office:value-type="float" office:value="516376.895825121" calcext:value-type="float">
            <text:p>516 377</text:p>
          </table:table-cell>
          <table:table-cell table:style-name="ce13" office:value-type="float" office:value="320969.085174651" calcext:value-type="float">
            <text:p>320 969</text:p>
          </table:table-cell>
          <table:table-cell table:style-name="ce15" table:formula="of:=[.T19]/SUM([.$Z19:.$AE19])" office:value-type="float" office:value="0.1852463031793" calcext:value-type="float">
            <text:p>0,19</text:p>
          </table:table-cell>
          <table:table-cell table:style-name="ce15" table:formula="of:=[.U19]/SUM([.$Z19:.$AE19])" office:value-type="float" office:value="0.182724838277324" calcext:value-type="float">
            <text:p>0,18</text:p>
          </table:table-cell>
          <table:table-cell table:style-name="ce15" table:formula="of:=[.V19]/SUM([.$Z19:.$AE19])" office:value-type="float" office:value="0.194361219765948" calcext:value-type="float">
            <text:p>0,19</text:p>
          </table:table-cell>
          <table:table-cell table:style-name="ce15" table:formula="of:=[.W19]/SUM([.$Z19:.$AE19])" office:value-type="float" office:value="0.205249765036539" calcext:value-type="float">
            <text:p>0,21</text:p>
          </table:table-cell>
          <table:table-cell table:style-name="ce15" table:formula="of:=[.X19]/SUM([.$Z19:.$AE19])" office:value-type="float" office:value="0.133988187744204" calcext:value-type="float">
            <text:p>0,13</text:p>
          </table:table-cell>
          <table:table-cell table:style-name="ce15" table:formula="of:=[.Y19]/SUM([.$Z19:.$AE19])" office:value-type="float" office:value="0.087832287409079" calcext:value-type="float">
            <text:p>0,09</text:p>
          </table:table-cell>
          <table:table-cell table:style-name="ce16" table:formula="of:=[.T19]/SUM([.$T19:.$Y19])" office:value-type="float" office:value="0.187230458980861" calcext:value-type="float">
            <text:p>0,19</text:p>
          </table:table-cell>
          <table:table-cell table:style-name="ce16" table:formula="of:=[.U19]/SUM([.$T19:.$Y19])" office:value-type="float" office:value="0.184681986904502" calcext:value-type="float">
            <text:p>0,18</text:p>
          </table:table-cell>
          <table:table-cell table:style-name="ce16" table:formula="of:=[.V19]/SUM([.$T19:.$Y19])" office:value-type="float" office:value="0.196443004585286" calcext:value-type="float">
            <text:p>0,20</text:p>
          </table:table-cell>
          <table:table-cell table:style-name="ce16" table:formula="of:=[.W19]/SUM([.$T19:.$Y19])" office:value-type="float" office:value="0.207448176044353" calcext:value-type="float">
            <text:p>0,21</text:p>
          </table:table-cell>
          <table:table-cell table:style-name="ce16" table:formula="of:=[.X19]/SUM([.$T19:.$Y19])" office:value-type="float" office:value="0.135423322672624" calcext:value-type="float">
            <text:p>0,14</text:p>
          </table:table-cell>
          <table:table-cell table:style-name="ce16" table:formula="of:=[.Y19]/SUM([.$T19:.$Y19])" office:value-type="float" office:value="0.0887730508123756" calcext:value-type="float">
            <text:p>0,09</text:p>
          </table:table-cell>
          <table:table-cell table:style-name="ce10" office:value-type="float" office:value="487916.844937786" calcext:value-type="float">
            <text:p>487 917</text:p>
          </table:table-cell>
          <table:table-cell table:style-name="ce10" office:value-type="float" office:value="500359.664614324" calcext:value-type="float">
            <text:p>500 360</text:p>
          </table:table-cell>
          <table:table-cell table:style-name="ce10" office:value-type="float" office:value="201883.215150624" calcext:value-type="float">
            <text:p>201 883</text:p>
          </table:table-cell>
          <table:table-cell table:style-name="ce10" office:value-type="float" office:value="175835.051276181" calcext:value-type="float">
            <text:p>175 835</text:p>
          </table:table-cell>
          <table:table-cell table:style-name="ce10" office:value-type="float" office:value="63732.8135838789" calcext:value-type="float">
            <text:p>63 733</text:p>
          </table:table-cell>
          <table:table-cell table:style-name="ce10" office:value-type="float" office:value="21339.3648803266" calcext:value-type="float">
            <text:p>21 339</text:p>
          </table:table-cell>
          <table:table-cell table:style-name="ce18" table:number-columns-repeated="971"/>
          <table:table-cell table:number-columns-repeated="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</number:text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6P2" style:volatile="true">
      <number:text> $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1cm" fo:margin-bottom="2.491cm" fo:margin-left="1.991cm" fo:margin-right="1.991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7">00/00/0000</text:date>, <text:time style:data-style-name="N2" text:time-value="08:59:13.7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ne" style:display-name="PageStyle_zo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27T09:16:58.290000000</dc:date>
    <meta:editing-cycles>21</meta:editing-cycles>
    <meta:editing-duration>PT16H58M49S</meta:editing-duration>
    <meta:generator>LibreOffice/4.3.7.2$Windows_x86 LibreOffice_project/8a35821d8636a03b8bf4e15b48f59794652c68ba</meta:generator>
    <meta:document-statistic meta:table-count="1" meta:cell-count="931" meta:object-count="0"/>
  </office:meta>
</office:document-meta>
</file>